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center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svg:stroke-opacity="100%" draw:fill="none" draw:opacity="100%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draw:stroke-dash="Ultrafine_20_2_20_Dots_20_3_20_Dashes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draw:stroke-dash="Ultrafine_20_2_20_Dots_20_3_20_Dashes" svg:stroke-width="0.081cm" svg:stroke-color="#000000" draw:marker-start-width="0.283cm" draw:marker-end-width="0.283cm" svg:stroke-opacity="100%" draw:fill="none" draw:opacity="100%" draw:textarea-vertical-align="middle" fo:padding-top="0.164cm" fo:padding-bottom="0.164cm" fo:padding-left="0.289cm" fo:padding-right="0.289cm"/>
    </style:style>
    <style:style style:name="gr7" style:family="graphic" style:parent-style-name="objectwithoutfill">
      <style:graphic-properties draw:stroke="solid" draw:stroke-dash="Ultrafine_20_2_20_Dots_20_3_20_Dashes" svg:stroke-width="0.081cm" svg:stroke-color="#000000" draw:marker-start-width="0.284cm" draw:marker-end-width="0.284cm" svg:stroke-opacity="100%" draw:fill="none" draw:opacity="100%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53cm" svg:stroke-color="#000000" draw:marker-start-width="0.279cm" draw:marker-end-width="0.279cm" svg:stroke-opacity="100%" draw:fill="none" draw:opacity="10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Ultrafine_20_2_20_Dots_20_3_20_Dashes" svg:stroke-width="0.053cm" svg:stroke-color="#000000" draw:marker-start-width="0.279cm" draw:marker-end-width="0.279cm" svg:stroke-opacity="100%" draw:fill="none" draw:opacity="100%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35cm" svg:stroke-color="#000000" draw:marker-start-width="0.253cm" draw:marker-end-width="0.253cm" svg:stroke-opacity="100%" draw:fill="none" draw:opacity="100%" draw:textarea-vertical-align="middle" fo:padding-top="0.143cm" fo:padding-bottom="0.143cm" fo:padding-left="0.268cm" fo:padding-right="0.268cm"/>
    </style:style>
    <style:style style:name="gr11" style:family="graphic" style:parent-style-name="standard">
      <style:graphic-properties draw:stroke="solid" svg:stroke-width="0.028cm" svg:stroke-color="#666666" draw:marker-start-width="0.242cm" draw:marker-end-width="0.242cm" draw:fill="none" draw:fill-color="#ff6600" draw:opacity="25%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28cm" svg:stroke-color="#666666" draw:marker-start-width="0.242cm" draw:marker-end-width="0.242cm" draw:fill="none" draw:fill-color="#ff3333" draw:opacity="25%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solid" draw:stroke-dash="Ultrafine_20_2_20_Dots_20_3_20_Dashes"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6600" draw:opacity="25%"/>
      <style:paragraph-properties fo:text-align="center"/>
    </style:style>
    <style:style style:name="P5" style:family="paragraph">
      <loext:graphic-properties draw:fill="none" draw:fill-color="#ff3333" draw:opacity="25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Wall4" svg:x1="17.593cm" svg:y1="15.663cm" svg:x2="14.848cm" svg:y2="15.663cm">
          <text:p/>
        </draw:line>
        <draw:line draw:style-name="gr1" draw:text-style-name="P1" draw:layer="Wall4" svg:x1="17.998cm" svg:y1="15.663cm" svg:x2="17.593cm" svg:y2="15.663cm">
          <text:p/>
        </draw:line>
        <draw:line draw:style-name="gr1" draw:text-style-name="P1" draw:layer="Wall4" svg:x1="9.53cm" svg:y1="6.091cm" svg:x2="19.7cm" svg:y2="6.091cm">
          <text:p/>
        </draw:line>
        <draw:line draw:style-name="gr1" draw:text-style-name="P1" draw:layer="Wall4" svg:x1="19.7cm" svg:y1="6.091cm" svg:x2="37.324cm" svg:y2="6.1cm">
          <text:p/>
        </draw:line>
        <draw:line draw:style-name="gr1" draw:text-style-name="P1" draw:layer="Wall4" svg:x1="37.324cm" svg:y1="6.1cm" svg:x2="37.324cm" svg:y2="4.749cm">
          <text:p/>
        </draw:line>
        <draw:line draw:style-name="gr1" draw:text-style-name="P1" draw:layer="Wall4" svg:x1="37.324cm" svg:y1="4.749cm" svg:x2="48.079cm" svg:y2="4.751cm">
          <text:p/>
        </draw:line>
        <draw:line draw:style-name="gr1" draw:text-style-name="P1" draw:layer="Wall4" svg:x1="42.999cm" svg:y1="21.992cm" svg:x2="42.999cm" svg:y2="16.937cm">
          <text:p/>
        </draw:line>
        <draw:line draw:style-name="gr1" draw:text-style-name="P1" draw:layer="Wall4" svg:x1="45.011cm" svg:y1="33.34cm" svg:x2="46.022cm" svg:y2="23.9cm">
          <text:p/>
        </draw:line>
        <draw:line draw:style-name="gr1" draw:text-style-name="P1" draw:layer="Wall4" svg:x1="38.65cm" svg:y1="21.799cm" svg:x2="29.633cm" svg:y2="21.799cm">
          <text:p/>
        </draw:line>
        <draw:rect draw:style-name="gr2" draw:text-style-name="P1" draw:layer="Wall4" svg:width="8.717cm" svg:height="1.805cm" svg:x="29.632cm" svg:y="23.344cm">
          <text:p/>
        </draw:rect>
        <draw:line draw:style-name="gr1" draw:text-style-name="P1" draw:layer="Wall4" svg:x1="29.633cm" svg:y1="20.349cm" svg:x2="35.499cm" svg:y2="20.349cm">
          <text:p/>
        </draw:line>
        <draw:line draw:style-name="gr3" draw:text-style-name="P1" draw:layer="Wall4" svg:x1="22.999cm" svg:y1="14.399cm" svg:x2="22.499cm" svg:y2="14.399cm">
          <text:p/>
        </draw:line>
        <draw:line draw:style-name="gr3" draw:text-style-name="P1" draw:layer="Wall4" svg:x1="16.547cm" svg:y1="11.7cm" svg:x2="16.547cm" svg:y2="15.663cm">
          <text:p/>
        </draw:line>
        <draw:line draw:style-name="gr3" draw:text-style-name="P1" draw:layer="Wall4" svg:x1="17.997cm" svg:y1="11.7cm" svg:x2="17.997cm" svg:y2="15.662cm">
          <text:p/>
        </draw:line>
        <draw:line draw:style-name="gr3" draw:text-style-name="P1" draw:layer="Wall4" svg:x1="17.997cm" svg:y1="13.399cm" svg:x2="17.647cm" svg:y2="13.399cm">
          <text:p/>
        </draw:line>
        <draw:line draw:style-name="gr3" draw:text-style-name="P1" draw:layer="Wall4" svg:x1="16.897cm" svg:y1="13.399cm" svg:x2="16.547cm" svg:y2="13.399cm">
          <text:p/>
        </draw:line>
        <draw:line draw:style-name="gr3" draw:text-style-name="P1" draw:layer="Wall4" svg:x1="14.848cm" svg:y1="12.049cm" svg:x2="17.997cm" svg:y2="12.049cm">
          <text:p/>
        </draw:line>
        <draw:line draw:style-name="gr3" draw:text-style-name="P1" draw:layer="Wall4" svg:x1="24.731cm" svg:y1="12.049cm" svg:x2="22.5cm" svg:y2="12.049cm">
          <text:p/>
        </draw:line>
        <draw:line draw:style-name="gr3" draw:text-style-name="P1" draw:layer="Wall4" svg:x1="22.999cm" svg:y1="11.7cm" svg:x2="22.999cm" svg:y2="15.662cm">
          <text:p/>
        </draw:line>
        <draw:line draw:style-name="gr3" draw:text-style-name="P1" draw:layer="Wall4" svg:x1="32.449cm" svg:y1="24.299cm" svg:x2="35.499cm" svg:y2="24.299cm">
          <text:p/>
        </draw:line>
        <draw:line draw:style-name="gr3" draw:text-style-name="P1" draw:layer="Wall4" svg:x1="29.749cm" svg:y1="25.149cm" svg:x2="37.199cm" svg:y2="25.149cm">
          <text:p/>
        </draw:line>
        <draw:line draw:style-name="gr3" draw:text-style-name="P1" draw:layer="Wall4" svg:x1="29.749cm" svg:y1="25.15cm" svg:x2="29.749cm" svg:y2="23.449cm">
          <text:p/>
        </draw:line>
        <draw:line draw:style-name="gr3" draw:text-style-name="P1" draw:layer="Wall4" svg:x1="31.299cm" svg:y1="23.449cm" svg:x2="31.299cm" svg:y2="25.149cm">
          <text:p/>
        </draw:line>
        <draw:line draw:style-name="gr3" draw:text-style-name="P1" draw:layer="Wall4" svg:x1="38.349cm" svg:y1="23.449cm" svg:x2="37.999cm" svg:y2="23.449cm">
          <text:p/>
        </draw:line>
        <draw:line draw:style-name="gr3" draw:text-style-name="P1" draw:layer="Wall4" svg:x1="38.349cm" svg:y1="25.149cm" svg:x2="37.2cm" svg:y2="25.149cm">
          <text:p/>
        </draw:line>
        <draw:line draw:style-name="gr3" draw:text-style-name="P1" draw:layer="Wall4" svg:x1="30.749cm" svg:y1="23.449cm" svg:x2="38cm" svg:y2="23.449cm">
          <text:p/>
        </draw:line>
        <draw:line draw:style-name="gr3" draw:text-style-name="P1" draw:layer="Wall4" svg:x1="36.649cm" svg:y1="23.449cm" svg:x2="36.649cm" svg:y2="25.149cm">
          <text:p/>
        </draw:line>
        <draw:line draw:style-name="gr1" draw:text-style-name="P1" draw:layer="Wall4" svg:x1="34.699cm" svg:y1="33.2cm" svg:x2="34.699cm" svg:y2="30.9cm">
          <text:p/>
        </draw:line>
        <draw:line draw:style-name="gr1" draw:text-style-name="P1" draw:layer="Wall4" svg:x1="29.633cm" svg:y1="20.349cm" svg:x2="29.633cm" svg:y2="21.799cm">
          <text:p/>
        </draw:line>
        <draw:line draw:style-name="gr1" draw:text-style-name="P1" draw:layer="Wall4" svg:x1="35.499cm" svg:y1="20.349cm" svg:x2="35.499cm" svg:y2="19.649cm">
          <text:p/>
        </draw:line>
        <draw:line draw:style-name="gr1" draw:text-style-name="P1" draw:layer="Wall4" svg:x1="36.349cm" svg:y1="18.699cm" svg:x2="43.005cm" svg:y2="16.937cm">
          <text:p/>
        </draw:line>
        <draw:path draw:style-name="gr4" draw:text-style-name="P2" draw:layer="Wall4" svg:width="1.229cm" svg:height="0.403cm" draw:transform="rotate (1.10706234454) translate (35.437488478096cm 19.6182375975733cm)" svg:viewBox="0 0 1230 404" svg:d="M0 69c648-269 1230 335 1230 335">
          <text:p/>
        </draw:path>
        <draw:line draw:style-name="gr1" draw:text-style-name="P1" draw:layer="Wall4" svg:x1="38.65cm" svg:y1="21.799cm" svg:x2="42.999cm" svg:y2="21.999cm">
          <text:p/>
        </draw:line>
        <draw:path draw:style-name="gr5" draw:text-style-name="P3" draw:layer="Wall4" svg:width="3.148cm" svg:height="1.714cm" draw:transform="rotate (-0.0703367688553718) translate (43.0007674861817cm 21.974912545598cm)" svg:viewBox="0 0 3149 1715" svg:d="M0 25c2989-268 3149 1690 3149 1690">
          <text:p/>
        </draw:path>
        <draw:line draw:style-name="gr6" draw:text-style-name="P1" draw:layer="Wall4" svg:x1="47.222cm" svg:y1="12.214cm" svg:x2="48.069cm" svg:y2="4.751cm">
          <text:p/>
        </draw:line>
        <draw:path draw:style-name="gr7" draw:text-style-name="P1" draw:layer="Wall4" svg:width="5.605cm" svg:height="3.182cm" draw:transform="rotate (1.32540303396449) translate (43.004999882413cm 16.9370004695205cm)" svg:viewBox="0 0 5606 3183" svg:d="M5606 2943c-4150 1274-5607-2943-5606-2943">
          <text:p/>
        </draw:path>
        <draw:line draw:style-name="gr1" draw:text-style-name="P1" draw:layer="Wall4" svg:x1="34.7cm" svg:y1="30.9cm" svg:x2="33.3cm" svg:y2="30.9cm">
          <text:p/>
        </draw:line>
        <draw:line draw:style-name="gr1" draw:text-style-name="P1" draw:layer="Wall4" svg:x1="33.3cm" svg:y1="33.2cm" svg:x2="34.7cm" svg:y2="33.2cm">
          <text:p/>
        </draw:line>
        <draw:line draw:style-name="gr1" draw:text-style-name="P1" draw:layer="Wall4" svg:x1="33.3cm" svg:y1="32.3cm" svg:x2="33.3cm" svg:y2="31.75cm">
          <text:p/>
        </draw:line>
        <draw:line draw:style-name="gr1" draw:text-style-name="P1" draw:layer="Wall4" svg:x1="33.3cm" svg:y1="31.2cm" svg:x2="33.3cm" svg:y2="30.9cm">
          <text:p/>
        </draw:line>
        <draw:line draw:style-name="gr1" draw:text-style-name="P1" draw:layer="Wall4" svg:x1="33.3cm" svg:y1="33.2cm" svg:x2="33.3cm" svg:y2="32.85cm">
          <text:p/>
        </draw:line>
        <draw:line draw:style-name="gr1" draw:text-style-name="P1" draw:layer="Wall4" svg:x1="33.35cm" svg:y1="30.9cm" svg:x2="33.35cm" svg:y2="30.55cm">
          <text:p/>
        </draw:line>
        <draw:line draw:style-name="gr1" draw:text-style-name="P1" draw:layer="Wall4" svg:x1="33.35cm" svg:y1="30.55cm" svg:x2="34cm" svg:y2="30.55cm">
          <text:p/>
        </draw:line>
        <draw:line draw:style-name="gr1" draw:text-style-name="P1" draw:layer="Wall4" svg:x1="48cm" svg:y1="5.25cm" svg:x2="45.8cm" svg:y2="4.9cm">
          <text:p/>
        </draw:line>
        <draw:line draw:style-name="gr3" draw:text-style-name="P1" draw:layer="Wall4" svg:x1="30.751cm" svg:y1="23.449cm" svg:x2="29.75cm" svg:y2="23.449cm">
          <text:p/>
        </draw:line>
        <draw:line draw:style-name="gr1" draw:text-style-name="P1" draw:layer="Wall4" svg:x1="32.63cm" svg:y1="20.349cm" svg:x2="32.63cm" svg:y2="21.799cm">
          <text:p/>
        </draw:line>
        <draw:line draw:style-name="gr1" draw:text-style-name="P1" draw:layer="Wall4" svg:x1="35.48cm" svg:y1="20.349cm" svg:x2="35.48cm" svg:y2="21.799cm">
          <text:p/>
        </draw:line>
        <draw:line draw:style-name="gr1" draw:text-style-name="P1" draw:layer="Wall4" svg:x1="38.38cm" svg:y1="21cm" svg:x2="38.38cm" svg:y2="21.799cm">
          <text:p/>
        </draw:line>
        <draw:line draw:style-name="gr3" draw:text-style-name="P1" draw:layer="Wall4" svg:x1="38.349cm" svg:y1="24.334cm" svg:x2="39.2cm" svg:y2="24.334cm">
          <text:p/>
        </draw:line>
        <draw:line draw:style-name="gr3" draw:text-style-name="P1" draw:layer="Wall4" svg:x1="39.2cm" svg:y1="24.334cm" svg:x2="39.2cm" svg:y2="25.149cm">
          <text:p/>
        </draw:line>
        <draw:line draw:style-name="gr3" draw:text-style-name="P1" draw:layer="Wall4" svg:x1="42cm" svg:y1="25.149cm" svg:x2="39.201cm" svg:y2="25.149cm">
          <text:p/>
        </draw:line>
        <draw:line draw:style-name="gr3" draw:text-style-name="P1" draw:layer="Wall4" svg:x1="42cm" svg:y1="23.8cm" svg:x2="42cm" svg:y2="27.75cm">
          <text:p/>
        </draw:line>
        <draw:line draw:style-name="gr3" draw:text-style-name="P1" draw:layer="Wall4" svg:x1="42cm" svg:y1="27.75cm" svg:x2="45.3cm" svg:y2="27.75cm">
          <text:p/>
        </draw:line>
        <draw:line draw:style-name="gr3" draw:text-style-name="P1" draw:layer="Wall4" svg:x1="45.3cm" svg:y1="27.75cm" svg:x2="45.75cm" svg:y2="23.8cm">
          <text:p/>
        </draw:line>
        <draw:line draw:style-name="gr3" draw:text-style-name="P1" draw:layer="Wall4" svg:x1="41.712cm" svg:y1="31.35cm" svg:x2="45.1cm" svg:y2="31.35cm">
          <text:p/>
        </draw:line>
        <draw:line draw:style-name="gr3" draw:text-style-name="P1" draw:layer="Wall4" svg:x1="45.1cm" svg:y1="31.35cm" svg:x2="45.15cm" svg:y2="30.9cm">
          <text:p/>
        </draw:line>
        <draw:line draw:style-name="gr3" draw:text-style-name="P1" draw:layer="Wall4" svg:x1="41.712cm" svg:y1="30.9cm" svg:x2="41.711cm" svg:y2="31.35cm">
          <text:p/>
        </draw:line>
        <draw:line draw:style-name="gr3" draw:text-style-name="P1" draw:layer="Wall4" svg:x1="41.711cm" svg:y1="30.9cm" svg:x2="45.149cm" svg:y2="30.9cm">
          <text:p/>
        </draw:line>
        <draw:line draw:style-name="gr3" draw:text-style-name="P1" draw:layer="Wall4" svg:x1="41.9cm" svg:y1="33.15cm" svg:x2="41.9cm" svg:y2="31.35cm">
          <text:p/>
        </draw:line>
        <draw:line draw:style-name="gr3" draw:text-style-name="P1" draw:layer="Wall4" svg:x1="44.45cm" svg:y1="33.15cm" svg:x2="44.45cm" svg:y2="31.35cm">
          <text:p/>
        </draw:line>
        <draw:line draw:style-name="gr3" draw:text-style-name="P1" draw:layer="Wall4" svg:x1="41.9cm" svg:y1="33.15cm" svg:x2="44.45cm" svg:y2="33.15cm">
          <text:p/>
        </draw:line>
        <draw:line draw:style-name="gr3" draw:text-style-name="P1" draw:layer="Wall4" svg:x1="42.75cm" svg:y1="30.9cm" svg:x2="42.75cm" svg:y2="30.5cm">
          <text:p/>
        </draw:line>
        <draw:line draw:style-name="gr3" draw:text-style-name="P1" draw:layer="Wall4" svg:x1="42.75cm" svg:y1="30.5cm" svg:x2="43.6cm" svg:y2="30.5cm">
          <text:p/>
        </draw:line>
        <draw:line draw:style-name="gr3" draw:text-style-name="P1" draw:layer="Wall4" svg:x1="43.6cm" svg:y1="30.9cm" svg:x2="43.6cm" svg:y2="30.5cm">
          <text:p/>
        </draw:line>
        <draw:line draw:style-name="gr3" draw:text-style-name="P1" draw:layer="Wall4" svg:x1="24.731cm" svg:y1="11.7cm" svg:x2="22.5cm" svg:y2="11.7cm">
          <text:p/>
        </draw:line>
        <draw:line draw:style-name="gr3" draw:text-style-name="P1" draw:layer="Wall4" svg:x1="24.731cm" svg:y1="11.7cm" svg:x2="24.731cm" svg:y2="15.662cm">
          <text:p/>
        </draw:line>
        <draw:line draw:style-name="gr3" draw:text-style-name="P1" draw:layer="Wall4" svg:x1="22.5cm" svg:y1="11.7cm" svg:x2="22.5cm" svg:y2="15.662cm">
          <text:p/>
        </draw:line>
        <draw:line draw:style-name="gr3" draw:text-style-name="P1" draw:layer="Wall4" svg:x1="24.731cm" svg:y1="15.65cm" svg:x2="22.5cm" svg:y2="15.65cm">
          <text:p/>
        </draw:line>
        <draw:line draw:style-name="gr3" draw:text-style-name="P1" draw:layer="Wall4" svg:x1="14.848cm" svg:y1="11.7cm" svg:x2="14.848cm" svg:y2="15.663cm">
          <text:p/>
        </draw:line>
        <draw:line draw:style-name="gr3" draw:text-style-name="P1" draw:layer="Wall4" svg:x1="17.997cm" svg:y1="11.7cm" svg:x2="14.848cm" svg:y2="11.7cm">
          <text:p/>
        </draw:line>
        <draw:line draw:style-name="gr3" draw:text-style-name="P1" draw:layer="Wall4" svg:x1="14.75cm" svg:y1="22.437cm" svg:x2="14.75cm" svg:y2="27.75cm">
          <text:p/>
        </draw:line>
        <draw:line draw:style-name="gr1" draw:text-style-name="P1" draw:layer="Wall4" svg:x1="24.9cm" svg:y1="22.8cm" svg:x2="14.75cm" svg:y2="22.8cm">
          <text:p/>
        </draw:line>
        <draw:line draw:style-name="gr1" draw:text-style-name="P1" draw:layer="Wall4" svg:x1="24.9cm" svg:y1="24.9cm" svg:x2="14.75cm" svg:y2="24.9cm">
          <text:p/>
        </draw:line>
        <draw:line draw:style-name="gr3" draw:text-style-name="P1" draw:layer="Wall4" svg:x1="9.53cm" svg:y1="25.1cm" svg:x2="11.15cm" svg:y2="25.1cm">
          <text:p/>
        </draw:line>
        <draw:line draw:style-name="gr3" draw:text-style-name="P1" draw:layer="Wall4" svg:x1="24.9cm" svg:y1="22.8cm" svg:x2="24.9cm" svg:y2="24.9cm">
          <text:p/>
        </draw:line>
        <draw:line draw:style-name="gr3" draw:text-style-name="P1" draw:layer="Wall4" svg:x1="42cm" svg:y1="23.8cm" svg:x2="45.75cm" svg:y2="23.8cm">
          <text:p/>
        </draw:line>
        <draw:line draw:style-name="gr1" draw:text-style-name="P1" draw:layer="Wall4" svg:x1="29.633cm" svg:y1="21.8cm" svg:x2="29.633cm" svg:y2="23.344cm">
          <text:p/>
        </draw:line>
        <draw:g>
          <draw:line draw:style-name="gr1" draw:text-style-name="P1" draw:layer="Wall4" svg:x1="9.532cm" svg:y1="33.333cm" svg:x2="45.011cm" svg:y2="33.333cm">
            <text:p/>
          </draw:line>
          <draw:line draw:style-name="gr1" draw:text-style-name="P1" draw:layer="Wall4" svg:x1="9.53cm" svg:y1="33.334cm" svg:x2="9.53cm" svg:y2="6.09cm">
            <text:p/>
          </draw:line>
        </draw:g>
        <draw:line draw:style-name="gr8" draw:text-style-name="P1" draw:layer="D4" svg:x1="22.581cm" svg:y1="12.053cm" svg:x2="22.581cm" svg:y2="14.403cm">
          <text:p/>
        </draw:line>
        <draw:line draw:style-name="gr8" draw:text-style-name="P1" draw:layer="D4" svg:x1="23.001cm" svg:y1="13.093cm" svg:x2="22.581cm" svg:y2="13.093cm">
          <text:p/>
        </draw:line>
        <draw:line draw:style-name="gr8" draw:text-style-name="P1" draw:layer="D4" svg:x1="23.001cm" svg:y1="12.482cm" svg:x2="22.581cm" svg:y2="12.482cm">
          <text:p/>
        </draw:line>
        <draw:line draw:style-name="gr8" draw:text-style-name="P1" draw:layer="D4" svg:x1="23.113cm" svg:y1="12.752cm" svg:x2="23.113cm" svg:y2="14.559cm">
          <text:p/>
        </draw:line>
        <draw:line draw:style-name="gr8" draw:text-style-name="P1" draw:layer="D4" svg:x1="24.563cm" svg:y1="12.752cm" svg:x2="24.563cm" svg:y2="14.559cm">
          <text:p/>
        </draw:line>
        <draw:line draw:style-name="gr8" draw:text-style-name="P1" draw:layer="D4" svg:x1="24.563cm" svg:y1="12.919cm" svg:x2="23.893cm" svg:y2="12.919cm">
          <text:p/>
        </draw:line>
        <draw:g>
          <draw:line draw:style-name="gr8" draw:text-style-name="P1" draw:layer="D4" svg:x1="23.773cm" svg:y1="12.919cm" svg:x2="23.773cm" svg:y2="14.269cm">
            <text:p/>
          </draw:line>
          <draw:line draw:style-name="gr8" draw:text-style-name="P1" draw:layer="D4" svg:x1="23.893cm" svg:y1="12.919cm" svg:x2="23.893cm" svg:y2="14.269cm">
            <text:p/>
          </draw:line>
          <draw:line draw:style-name="gr8" draw:text-style-name="P1" draw:layer="D4" svg:x1="23.893cm" svg:y1="12.919cm" svg:x2="23.773cm" svg:y2="12.919cm">
            <text:p/>
          </draw:line>
          <draw:line draw:style-name="gr8" draw:text-style-name="P1" draw:layer="D4" svg:x1="23.893cm" svg:y1="14.269cm" svg:x2="23.773cm" svg:y2="14.269cm">
            <text:p/>
          </draw:line>
        </draw:g>
        <draw:line draw:style-name="gr8" draw:text-style-name="P1" draw:layer="D4" svg:x1="24.563cm" svg:y1="13.042cm" svg:x2="23.893cm" svg:y2="13.042cm">
          <text:p/>
        </draw:line>
        <draw:line draw:style-name="gr8" draw:text-style-name="P1" draw:layer="D4" svg:x1="24.563cm" svg:y1="13.164cm" svg:x2="23.893cm" svg:y2="13.164cm">
          <text:p/>
        </draw:line>
        <draw:line draw:style-name="gr8" draw:text-style-name="P1" draw:layer="D4" svg:x1="24.563cm" svg:y1="13.287cm" svg:x2="23.893cm" svg:y2="13.287cm">
          <text:p/>
        </draw:line>
        <draw:line draw:style-name="gr8" draw:text-style-name="P1" draw:layer="D4" svg:x1="24.563cm" svg:y1="13.41cm" svg:x2="23.893cm" svg:y2="13.41cm">
          <text:p/>
        </draw:line>
        <draw:line draw:style-name="gr8" draw:text-style-name="P1" draw:layer="D4" svg:x1="24.563cm" svg:y1="13.533cm" svg:x2="23.893cm" svg:y2="13.533cm">
          <text:p/>
        </draw:line>
        <draw:line draw:style-name="gr8" draw:text-style-name="P1" draw:layer="D4" svg:x1="24.563cm" svg:y1="13.655cm" svg:x2="23.893cm" svg:y2="13.655cm">
          <text:p/>
        </draw:line>
        <draw:line draw:style-name="gr8" draw:text-style-name="P1" draw:layer="D4" svg:x1="24.563cm" svg:y1="13.778cm" svg:x2="23.893cm" svg:y2="13.778cm">
          <text:p/>
        </draw:line>
        <draw:line draw:style-name="gr8" draw:text-style-name="P1" draw:layer="D4" svg:x1="24.563cm" svg:y1="13.901cm" svg:x2="23.893cm" svg:y2="13.901cm">
          <text:p/>
        </draw:line>
        <draw:line draw:style-name="gr8" draw:text-style-name="P1" draw:layer="D4" svg:x1="24.563cm" svg:y1="14.024cm" svg:x2="23.893cm" svg:y2="14.024cm">
          <text:p/>
        </draw:line>
        <draw:line draw:style-name="gr8" draw:text-style-name="P1" draw:layer="D4" svg:x1="24.563cm" svg:y1="14.146cm" svg:x2="23.893cm" svg:y2="14.146cm">
          <text:p/>
        </draw:line>
        <draw:line draw:style-name="gr8" draw:text-style-name="P1" draw:layer="D4" svg:x1="23.783cm" svg:y1="13.042cm" svg:x2="23.113cm" svg:y2="13.042cm">
          <text:p/>
        </draw:line>
        <draw:line draw:style-name="gr8" draw:text-style-name="P1" draw:layer="D4" svg:x1="23.783cm" svg:y1="13.164cm" svg:x2="23.113cm" svg:y2="13.164cm">
          <text:p/>
        </draw:line>
        <draw:line draw:style-name="gr8" draw:text-style-name="P1" draw:layer="D4" svg:x1="23.783cm" svg:y1="13.287cm" svg:x2="23.113cm" svg:y2="13.287cm">
          <text:p/>
        </draw:line>
        <draw:line draw:style-name="gr8" draw:text-style-name="P1" draw:layer="D4" svg:x1="23.783cm" svg:y1="13.41cm" svg:x2="23.113cm" svg:y2="13.41cm">
          <text:p/>
        </draw:line>
        <draw:line draw:style-name="gr8" draw:text-style-name="P1" draw:layer="D4" svg:x1="23.783cm" svg:y1="13.533cm" svg:x2="23.113cm" svg:y2="13.533cm">
          <text:p/>
        </draw:line>
        <draw:line draw:style-name="gr8" draw:text-style-name="P1" draw:layer="D4" svg:x1="23.783cm" svg:y1="13.655cm" svg:x2="23.113cm" svg:y2="13.655cm">
          <text:p/>
        </draw:line>
        <draw:line draw:style-name="gr8" draw:text-style-name="P1" draw:layer="D4" svg:x1="23.783cm" svg:y1="13.778cm" svg:x2="23.113cm" svg:y2="13.778cm">
          <text:p/>
        </draw:line>
        <draw:line draw:style-name="gr8" draw:text-style-name="P1" draw:layer="D4" svg:x1="23.783cm" svg:y1="13.901cm" svg:x2="23.113cm" svg:y2="13.901cm">
          <text:p/>
        </draw:line>
        <draw:line draw:style-name="gr8" draw:text-style-name="P1" draw:layer="D4" svg:x1="23.783cm" svg:y1="14.024cm" svg:x2="23.113cm" svg:y2="14.024cm">
          <text:p/>
        </draw:line>
        <draw:line draw:style-name="gr8" draw:text-style-name="P1" draw:layer="D4" svg:x1="23.783cm" svg:y1="14.269cm" svg:x2="23.113cm" svg:y2="14.269cm">
          <text:p/>
        </draw:line>
        <draw:line draw:style-name="gr8" draw:text-style-name="P1" draw:layer="D4" svg:x1="23.783cm" svg:y1="14.146cm" svg:x2="23.113cm" svg:y2="14.146cm">
          <text:p/>
        </draw:line>
        <draw:line draw:style-name="gr8" draw:text-style-name="P1" draw:layer="D4" svg:x1="30.101cm" svg:y1="24.35cm" svg:x2="30.101cm" svg:y2="24.301cm">
          <text:p/>
        </draw:line>
        <draw:line draw:style-name="gr8" draw:text-style-name="P1" draw:layer="D4" svg:x1="30.751cm" svg:y1="24.203cm" svg:x2="31.301cm" svg:y2="24.203cm">
          <text:p/>
        </draw:line>
        <draw:line draw:style-name="gr8" draw:text-style-name="P1" draw:layer="D4" svg:x1="30.751cm" svg:y1="24.203cm" svg:x2="30.751cm" svg:y2="23.453cm">
          <text:p/>
        </draw:line>
        <draw:g>
          <draw:line draw:style-name="gr8" draw:text-style-name="P1" draw:layer="D4" svg:x1="32.693cm" svg:y1="24.203cm" svg:x2="32.693cm" svg:y2="23.553cm">
            <text:p/>
          </draw:line>
          <draw:line draw:style-name="gr8" draw:text-style-name="P1" draw:layer="D4" svg:x1="32.809cm" svg:y1="24.203cm" svg:x2="32.809cm" svg:y2="23.553cm">
            <text:p/>
          </draw:line>
          <draw:line draw:style-name="gr8" draw:text-style-name="P1" draw:layer="D4" svg:x1="32.926cm" svg:y1="24.203cm" svg:x2="32.926cm" svg:y2="23.553cm">
            <text:p/>
          </draw:line>
          <draw:line draw:style-name="gr8" draw:text-style-name="P1" draw:layer="D4" svg:x1="33.043cm" svg:y1="24.203cm" svg:x2="33.043cm" svg:y2="23.553cm">
            <text:p/>
          </draw:line>
          <draw:line draw:style-name="gr8" draw:text-style-name="P1" draw:layer="D4" svg:x1="33.159cm" svg:y1="24.203cm" svg:x2="33.159cm" svg:y2="23.553cm">
            <text:p/>
          </draw:line>
          <draw:line draw:style-name="gr8" draw:text-style-name="P1" draw:layer="D4" svg:x1="33.276cm" svg:y1="24.203cm" svg:x2="33.276cm" svg:y2="23.553cm">
            <text:p/>
          </draw:line>
          <draw:line draw:style-name="gr8" draw:text-style-name="P1" draw:layer="D4" svg:x1="33.393cm" svg:y1="24.203cm" svg:x2="33.393cm" svg:y2="23.553cm">
            <text:p/>
          </draw:line>
          <draw:line draw:style-name="gr8" draw:text-style-name="P1" draw:layer="D4" svg:x1="33.509cm" svg:y1="24.203cm" svg:x2="33.509cm" svg:y2="23.553cm">
            <text:p/>
          </draw:line>
          <draw:line draw:style-name="gr8" draw:text-style-name="P1" draw:layer="D4" svg:x1="33.626cm" svg:y1="24.203cm" svg:x2="33.626cm" svg:y2="23.553cm">
            <text:p/>
          </draw:line>
          <draw:line draw:style-name="gr8" draw:text-style-name="P1" draw:layer="D4" svg:x1="33.743cm" svg:y1="24.203cm" svg:x2="33.743cm" svg:y2="23.553cm">
            <text:p/>
          </draw:line>
          <draw:line draw:style-name="gr8" draw:text-style-name="P1" draw:layer="D4" svg:x1="33.859cm" svg:y1="24.203cm" svg:x2="33.859cm" svg:y2="23.553cm">
            <text:p/>
          </draw:line>
          <draw:line draw:style-name="gr8" draw:text-style-name="P1" draw:layer="D4" svg:x1="33.976cm" svg:y1="24.203cm" svg:x2="33.976cm" svg:y2="23.553cm">
            <text:p/>
          </draw:line>
          <draw:line draw:style-name="gr8" draw:text-style-name="P1" draw:layer="D4" svg:x1="34.093cm" svg:y1="24.203cm" svg:x2="34.093cm" svg:y2="23.553cm">
            <text:p/>
          </draw:line>
          <draw:line draw:style-name="gr8" draw:text-style-name="P1" draw:layer="D4" svg:x1="34.209cm" svg:y1="24.203cm" svg:x2="34.209cm" svg:y2="23.553cm">
            <text:p/>
          </draw:line>
          <draw:line draw:style-name="gr8" draw:text-style-name="P1" draw:layer="D4" svg:x1="34.326cm" svg:y1="24.203cm" svg:x2="34.326cm" svg:y2="23.553cm">
            <text:p/>
          </draw:line>
          <draw:line draw:style-name="gr8" draw:text-style-name="P1" draw:layer="D4" svg:x1="34.443cm" svg:y1="24.203cm" svg:x2="34.443cm" svg:y2="23.553cm">
            <text:p/>
          </draw:line>
          <draw:line draw:style-name="gr8" draw:text-style-name="P1" draw:layer="D4" svg:x1="34.559cm" svg:y1="24.203cm" svg:x2="34.559cm" svg:y2="23.553cm">
            <text:p/>
          </draw:line>
          <draw:line draw:style-name="gr8" draw:text-style-name="P1" draw:layer="D4" svg:x1="34.676cm" svg:y1="24.203cm" svg:x2="34.676cm" svg:y2="23.553cm">
            <text:p/>
          </draw:line>
          <draw:line draw:style-name="gr8" draw:text-style-name="P1" draw:layer="D4" svg:x1="34.793cm" svg:y1="24.203cm" svg:x2="34.793cm" svg:y2="23.553cm">
            <text:p/>
          </draw:line>
          <draw:line draw:style-name="gr8" draw:text-style-name="P1" draw:layer="D4" svg:x1="34.909cm" svg:y1="24.203cm" svg:x2="34.909cm" svg:y2="23.553cm">
            <text:p/>
          </draw:line>
          <draw:line draw:style-name="gr8" draw:text-style-name="P1" draw:layer="D4" svg:x1="35.026cm" svg:y1="24.203cm" svg:x2="35.026cm" svg:y2="23.553cm">
            <text:p/>
          </draw:line>
          <draw:line draw:style-name="gr8" draw:text-style-name="P1" draw:layer="D4" svg:x1="35.143cm" svg:y1="24.203cm" svg:x2="35.143cm" svg:y2="23.553cm">
            <text:p/>
          </draw:line>
          <draw:line draw:style-name="gr8" draw:text-style-name="P1" draw:layer="D4" svg:x1="35.259cm" svg:y1="24.203cm" svg:x2="35.259cm" svg:y2="23.553cm">
            <text:p/>
          </draw:line>
          <draw:line draw:style-name="gr8" draw:text-style-name="P1" draw:layer="D4" svg:x1="35.376cm" svg:y1="24.203cm" svg:x2="35.376cm" svg:y2="23.553cm">
            <text:p/>
          </draw:line>
          <draw:line draw:style-name="gr8" draw:text-style-name="P1" draw:layer="D4" svg:x1="32.576cm" svg:y1="25.053cm" svg:x2="32.576cm" svg:y2="24.403cm">
            <text:p/>
          </draw:line>
          <draw:line draw:style-name="gr8" draw:text-style-name="P1" draw:layer="D4" svg:x1="32.693cm" svg:y1="25.053cm" svg:x2="32.693cm" svg:y2="24.403cm">
            <text:p/>
          </draw:line>
          <draw:line draw:style-name="gr8" draw:text-style-name="P1" draw:layer="D4" svg:x1="32.809cm" svg:y1="25.053cm" svg:x2="32.809cm" svg:y2="24.403cm">
            <text:p/>
          </draw:line>
          <draw:line draw:style-name="gr8" draw:text-style-name="P1" draw:layer="D4" svg:x1="32.926cm" svg:y1="25.053cm" svg:x2="32.926cm" svg:y2="24.403cm">
            <text:p/>
          </draw:line>
          <draw:line draw:style-name="gr8" draw:text-style-name="P1" draw:layer="D4" svg:x1="33.043cm" svg:y1="25.053cm" svg:x2="33.043cm" svg:y2="24.403cm">
            <text:p/>
          </draw:line>
          <draw:line draw:style-name="gr8" draw:text-style-name="P1" draw:layer="D4" svg:x1="33.159cm" svg:y1="25.053cm" svg:x2="33.159cm" svg:y2="24.403cm">
            <text:p/>
          </draw:line>
          <draw:line draw:style-name="gr8" draw:text-style-name="P1" draw:layer="D4" svg:x1="33.276cm" svg:y1="25.053cm" svg:x2="33.276cm" svg:y2="24.403cm">
            <text:p/>
          </draw:line>
          <draw:line draw:style-name="gr8" draw:text-style-name="P1" draw:layer="D4" svg:x1="33.393cm" svg:y1="25.053cm" svg:x2="33.393cm" svg:y2="24.403cm">
            <text:p/>
          </draw:line>
          <draw:line draw:style-name="gr8" draw:text-style-name="P1" draw:layer="D4" svg:x1="33.509cm" svg:y1="25.053cm" svg:x2="33.509cm" svg:y2="24.403cm">
            <text:p/>
          </draw:line>
          <draw:line draw:style-name="gr8" draw:text-style-name="P1" draw:layer="D4" svg:x1="33.626cm" svg:y1="25.053cm" svg:x2="33.626cm" svg:y2="24.403cm">
            <text:p/>
          </draw:line>
          <draw:line draw:style-name="gr8" draw:text-style-name="P1" draw:layer="D4" svg:x1="33.743cm" svg:y1="25.053cm" svg:x2="33.743cm" svg:y2="24.403cm">
            <text:p/>
          </draw:line>
          <draw:line draw:style-name="gr8" draw:text-style-name="P1" draw:layer="D4" svg:x1="33.859cm" svg:y1="25.053cm" svg:x2="33.859cm" svg:y2="24.403cm">
            <text:p/>
          </draw:line>
          <draw:line draw:style-name="gr8" draw:text-style-name="P1" draw:layer="D4" svg:x1="33.976cm" svg:y1="25.053cm" svg:x2="33.976cm" svg:y2="24.403cm">
            <text:p/>
          </draw:line>
          <draw:line draw:style-name="gr8" draw:text-style-name="P1" draw:layer="D4" svg:x1="34.093cm" svg:y1="25.053cm" svg:x2="34.093cm" svg:y2="24.403cm">
            <text:p/>
          </draw:line>
          <draw:line draw:style-name="gr8" draw:text-style-name="P1" draw:layer="D4" svg:x1="34.209cm" svg:y1="25.053cm" svg:x2="34.209cm" svg:y2="24.403cm">
            <text:p/>
          </draw:line>
          <draw:line draw:style-name="gr8" draw:text-style-name="P1" draw:layer="D4" svg:x1="34.326cm" svg:y1="25.053cm" svg:x2="34.326cm" svg:y2="24.403cm">
            <text:p/>
          </draw:line>
          <draw:line draw:style-name="gr8" draw:text-style-name="P1" draw:layer="D4" svg:x1="34.443cm" svg:y1="25.053cm" svg:x2="34.443cm" svg:y2="24.403cm">
            <text:p/>
          </draw:line>
          <draw:line draw:style-name="gr8" draw:text-style-name="P1" draw:layer="D4" svg:x1="34.559cm" svg:y1="25.053cm" svg:x2="34.559cm" svg:y2="24.403cm">
            <text:p/>
          </draw:line>
          <draw:line draw:style-name="gr8" draw:text-style-name="P1" draw:layer="D4" svg:x1="34.676cm" svg:y1="25.053cm" svg:x2="34.676cm" svg:y2="24.403cm">
            <text:p/>
          </draw:line>
          <draw:line draw:style-name="gr8" draw:text-style-name="P1" draw:layer="D4" svg:x1="34.793cm" svg:y1="25.053cm" svg:x2="34.793cm" svg:y2="24.403cm">
            <text:p/>
          </draw:line>
          <draw:line draw:style-name="gr8" draw:text-style-name="P1" draw:layer="D4" svg:x1="34.909cm" svg:y1="25.053cm" svg:x2="34.909cm" svg:y2="24.403cm">
            <text:p/>
          </draw:line>
          <draw:line draw:style-name="gr8" draw:text-style-name="P1" draw:layer="D4" svg:x1="35.026cm" svg:y1="25.053cm" svg:x2="35.026cm" svg:y2="24.403cm">
            <text:p/>
          </draw:line>
          <draw:line draw:style-name="gr8" draw:text-style-name="P1" draw:layer="D4" svg:x1="35.143cm" svg:y1="25.053cm" svg:x2="35.143cm" svg:y2="24.403cm">
            <text:p/>
          </draw:line>
          <draw:line draw:style-name="gr8" draw:text-style-name="P1" draw:layer="D4" svg:x1="35.259cm" svg:y1="25.053cm" svg:x2="35.259cm" svg:y2="24.403cm">
            <text:p/>
          </draw:line>
          <draw:line draw:style-name="gr8" draw:text-style-name="P1" draw:layer="D4" svg:x1="35.376cm" svg:y1="25.053cm" svg:x2="35.376cm" svg:y2="24.403cm">
            <text:p/>
          </draw:line>
          <draw:line draw:style-name="gr8" draw:text-style-name="P1" draw:layer="D4" svg:x1="32.576cm" svg:y1="24.203cm" svg:x2="32.576cm" svg:y2="23.553cm">
            <text:p/>
          </draw:line>
        </draw:g>
        <draw:g>
          <draw:line draw:style-name="gr8" draw:text-style-name="P1" draw:layer="D4" svg:x1="32.301cm" svg:y1="23.553cm" svg:x2="35.651cm" svg:y2="23.553cm">
            <text:p/>
          </draw:line>
          <draw:line draw:style-name="gr8" draw:text-style-name="P1" draw:layer="D4" svg:x1="32.301cm" svg:y1="25.053cm" svg:x2="35.651cm" svg:y2="25.053cm">
            <text:p/>
          </draw:line>
        </draw:g>
        <draw:g>
          <draw:line draw:style-name="gr8" draw:text-style-name="P1" draw:layer="D4" svg:x1="32.401cm" svg:y1="24.203cm" svg:x2="35.551cm" svg:y2="24.203cm">
            <text:p/>
          </draw:line>
          <draw:line draw:style-name="gr8" draw:text-style-name="P1" draw:layer="D4" svg:x1="32.401cm" svg:y1="24.403cm" svg:x2="35.551cm" svg:y2="24.403cm">
            <text:p/>
          </draw:line>
          <draw:line draw:style-name="gr8" draw:text-style-name="P1" draw:layer="D4" svg:x1="32.401cm" svg:y1="24.203cm" svg:x2="32.401cm" svg:y2="24.403cm">
            <text:p/>
          </draw:line>
          <draw:line draw:style-name="gr8" draw:text-style-name="P1" draw:layer="D4" svg:x1="35.551cm" svg:y1="24.203cm" svg:x2="35.551cm" svg:y2="24.403cm">
            <text:p/>
          </draw:line>
        </draw:g>
        <draw:line draw:style-name="gr8" draw:text-style-name="P1" draw:layer="D4" svg:x1="36.651cm" svg:y1="25.153cm" svg:x2="36.651cm" svg:y2="24.453cm">
          <text:p/>
        </draw:line>
        <draw:line draw:style-name="gr8" draw:text-style-name="P1" draw:layer="D4" svg:x1="31.301cm" svg:y1="25.153cm" svg:x2="31.301cm" svg:y2="24.453cm">
          <text:p/>
        </draw:line>
        <draw:line draw:style-name="gr8" draw:text-style-name="P1" draw:layer="D4" svg:x1="30.16cm" svg:y1="21.712cm" svg:x2="29.744cm" svg:y2="21.712cm">
          <text:p/>
        </draw:line>
        <draw:line draw:style-name="gr8" draw:text-style-name="P1" draw:layer="D4" svg:x1="29.744cm" svg:y1="20.998cm" svg:x2="29.744cm" svg:y2="21.713cm">
          <text:p/>
        </draw:line>
        <draw:line draw:style-name="gr8" draw:text-style-name="P1" draw:layer="D4" svg:x1="32.63cm" svg:y1="20.998cm" svg:x2="32.63cm" svg:y2="21.713cm">
          <text:p/>
        </draw:line>
        <draw:line draw:style-name="gr8" draw:text-style-name="P1" draw:layer="D4" svg:x1="31.577cm" svg:y1="21.712cm" svg:x2="30.797cm" svg:y2="21.712cm">
          <text:p/>
        </draw:line>
        <draw:line draw:style-name="gr8" draw:text-style-name="P1" draw:layer="D4" svg:x1="33.02cm" svg:y1="21.712cm" svg:x2="32.24cm" svg:y2="21.712cm">
          <text:p/>
        </draw:line>
        <draw:line draw:style-name="gr8" draw:text-style-name="P1" draw:layer="D4" svg:x1="31.213cm" svg:y1="20.62cm" svg:x2="31.213cm" svg:y2="21.713cm">
          <text:p/>
        </draw:line>
        <draw:line draw:style-name="gr8" draw:text-style-name="P1" draw:layer="D4" svg:x1="35.477cm" svg:y1="20.998cm" svg:x2="35.477cm" svg:y2="21.713cm">
          <text:p/>
        </draw:line>
        <draw:line draw:style-name="gr8" draw:text-style-name="P1" draw:layer="D4" svg:x1="34.463cm" svg:y1="21.712cm" svg:x2="33.683cm" svg:y2="21.712cm">
          <text:p/>
        </draw:line>
        <draw:line draw:style-name="gr8" draw:text-style-name="P1" draw:layer="D4" svg:x1="35.906cm" svg:y1="21.712cm" svg:x2="35.126cm" svg:y2="21.712cm">
          <text:p/>
        </draw:line>
        <draw:line draw:style-name="gr8" draw:text-style-name="P1" draw:layer="D4" svg:x1="34.047cm" svg:y1="20.62cm" svg:x2="34.047cm" svg:y2="21.713cm">
          <text:p/>
        </draw:line>
        <draw:line draw:style-name="gr8" draw:text-style-name="P1" draw:layer="D4" svg:x1="37.297cm" svg:y1="21.712cm" svg:x2="36.517cm" svg:y2="21.712cm">
          <text:p/>
        </draw:line>
        <draw:line draw:style-name="gr8" draw:text-style-name="P1" draw:layer="D4" svg:x1="36.907cm" svg:y1="20.62cm" svg:x2="36.907cm" svg:y2="21.713cm">
          <text:p/>
        </draw:line>
        <draw:line draw:style-name="gr8" draw:text-style-name="P1" draw:layer="D4" svg:x1="38.376cm" svg:y1="21.713cm" svg:x2="37.96cm" svg:y2="21.713cm">
          <text:p/>
        </draw:line>
        <draw:line draw:style-name="gr8" draw:text-style-name="P1" draw:layer="D4" svg:x1="38.376cm" svg:y1="20.999cm" svg:x2="38.376cm" svg:y2="21.714cm">
          <text:p/>
        </draw:line>
        <draw:line draw:style-name="gr8" draw:text-style-name="P1" draw:layer="D4" svg:x1="29.991cm" svg:y1="20.529cm" svg:x2="29.991cm" svg:y2="21.556cm">
          <text:p/>
        </draw:line>
        <draw:line draw:style-name="gr8" draw:text-style-name="P1" draw:layer="D4" svg:x1="30.979cm" svg:y1="20.529cm" svg:x2="29.991cm" svg:y2="20.529cm">
          <text:p/>
        </draw:line>
        <draw:line draw:style-name="gr8" draw:text-style-name="P1" draw:layer="D4" svg:x1="30.979cm" svg:y1="20.53cm" svg:x2="30.979cm" svg:y2="21.557cm">
          <text:p/>
        </draw:line>
        <draw:line draw:style-name="gr8" draw:text-style-name="P1" draw:layer="D4" svg:x1="30.979cm" svg:y1="20.529cm" svg:x2="29.991cm" svg:y2="21.556cm">
          <text:p/>
        </draw:line>
        <draw:line draw:style-name="gr8" draw:text-style-name="P1" draw:layer="D4" svg:x1="30.979cm" svg:y1="21.556cm" svg:x2="29.991cm" svg:y2="21.556cm">
          <text:p/>
        </draw:line>
        <draw:line draw:style-name="gr8" draw:text-style-name="P1" draw:layer="D4" svg:x1="30.979cm" svg:y1="21.556cm" svg:x2="29.991cm" svg:y2="20.529cm">
          <text:p/>
        </draw:line>
        <draw:line draw:style-name="gr8" draw:text-style-name="P1" draw:layer="D4" svg:x1="31.434cm" svg:y1="20.529cm" svg:x2="31.434cm" svg:y2="21.556cm">
          <text:p/>
        </draw:line>
        <draw:line draw:style-name="gr8" draw:text-style-name="P1" draw:layer="D4" svg:x1="32.422cm" svg:y1="20.529cm" svg:x2="31.434cm" svg:y2="20.529cm">
          <text:p/>
        </draw:line>
        <draw:line draw:style-name="gr8" draw:text-style-name="P1" draw:layer="D4" svg:x1="32.422cm" svg:y1="20.53cm" svg:x2="32.422cm" svg:y2="21.557cm">
          <text:p/>
        </draw:line>
        <draw:line draw:style-name="gr8" draw:text-style-name="P1" draw:layer="D4" svg:x1="32.422cm" svg:y1="20.529cm" svg:x2="31.434cm" svg:y2="21.556cm">
          <text:p/>
        </draw:line>
        <draw:line draw:style-name="gr8" draw:text-style-name="P1" draw:layer="D4" svg:x1="32.422cm" svg:y1="21.556cm" svg:x2="31.434cm" svg:y2="21.556cm">
          <text:p/>
        </draw:line>
        <draw:line draw:style-name="gr8" draw:text-style-name="P1" draw:layer="D4" svg:x1="32.422cm" svg:y1="21.556cm" svg:x2="31.434cm" svg:y2="20.529cm">
          <text:p/>
        </draw:line>
        <draw:line draw:style-name="gr8" draw:text-style-name="P1" draw:layer="D4" svg:x1="32.851cm" svg:y1="20.529cm" svg:x2="32.851cm" svg:y2="21.556cm">
          <text:p/>
        </draw:line>
        <draw:line draw:style-name="gr8" draw:text-style-name="P1" draw:layer="D4" svg:x1="33.839cm" svg:y1="20.529cm" svg:x2="32.851cm" svg:y2="20.529cm">
          <text:p/>
        </draw:line>
        <draw:line draw:style-name="gr8" draw:text-style-name="P1" draw:layer="D4" svg:x1="33.839cm" svg:y1="20.53cm" svg:x2="33.839cm" svg:y2="21.557cm">
          <text:p/>
        </draw:line>
        <draw:line draw:style-name="gr8" draw:text-style-name="P1" draw:layer="D4" svg:x1="33.839cm" svg:y1="20.529cm" svg:x2="32.851cm" svg:y2="21.556cm">
          <text:p/>
        </draw:line>
        <draw:line draw:style-name="gr8" draw:text-style-name="P1" draw:layer="D4" svg:x1="33.839cm" svg:y1="21.556cm" svg:x2="32.851cm" svg:y2="21.556cm">
          <text:p/>
        </draw:line>
        <draw:line draw:style-name="gr8" draw:text-style-name="P1" draw:layer="D4" svg:x1="33.839cm" svg:y1="21.556cm" svg:x2="32.851cm" svg:y2="20.529cm">
          <text:p/>
        </draw:line>
        <draw:line draw:style-name="gr8" draw:text-style-name="P1" draw:layer="D4" svg:x1="34.281cm" svg:y1="20.529cm" svg:x2="34.281cm" svg:y2="21.556cm">
          <text:p/>
        </draw:line>
        <draw:line draw:style-name="gr8" draw:text-style-name="P1" draw:layer="D4" svg:x1="35.269cm" svg:y1="20.529cm" svg:x2="34.281cm" svg:y2="20.529cm">
          <text:p/>
        </draw:line>
        <draw:line draw:style-name="gr8" draw:text-style-name="P1" draw:layer="D4" svg:x1="35.269cm" svg:y1="20.53cm" svg:x2="35.269cm" svg:y2="21.557cm">
          <text:p/>
        </draw:line>
        <draw:line draw:style-name="gr8" draw:text-style-name="P1" draw:layer="D4" svg:x1="35.269cm" svg:y1="20.529cm" svg:x2="34.281cm" svg:y2="21.556cm">
          <text:p/>
        </draw:line>
        <draw:line draw:style-name="gr8" draw:text-style-name="P1" draw:layer="D4" svg:x1="35.269cm" svg:y1="21.556cm" svg:x2="34.281cm" svg:y2="21.556cm">
          <text:p/>
        </draw:line>
        <draw:line draw:style-name="gr8" draw:text-style-name="P1" draw:layer="D4" svg:x1="35.269cm" svg:y1="21.556cm" svg:x2="34.281cm" svg:y2="20.529cm">
          <text:p/>
        </draw:line>
        <draw:line draw:style-name="gr8" draw:text-style-name="P1" draw:layer="D4" svg:x1="35.698cm" svg:y1="20.529cm" svg:x2="35.698cm" svg:y2="21.556cm">
          <text:p/>
        </draw:line>
        <draw:line draw:style-name="gr8" draw:text-style-name="P1" draw:layer="D4" svg:x1="36.686cm" svg:y1="20.529cm" svg:x2="35.698cm" svg:y2="20.529cm">
          <text:p/>
        </draw:line>
        <draw:line draw:style-name="gr8" draw:text-style-name="P1" draw:layer="D4" svg:x1="36.686cm" svg:y1="20.53cm" svg:x2="36.686cm" svg:y2="21.557cm">
          <text:p/>
        </draw:line>
        <draw:line draw:style-name="gr8" draw:text-style-name="P1" draw:layer="D4" svg:x1="36.686cm" svg:y1="20.529cm" svg:x2="35.698cm" svg:y2="21.556cm">
          <text:p/>
        </draw:line>
        <draw:line draw:style-name="gr8" draw:text-style-name="P1" draw:layer="D4" svg:x1="36.686cm" svg:y1="21.556cm" svg:x2="35.698cm" svg:y2="21.556cm">
          <text:p/>
        </draw:line>
        <draw:line draw:style-name="gr8" draw:text-style-name="P1" draw:layer="D4" svg:x1="36.686cm" svg:y1="21.556cm" svg:x2="35.698cm" svg:y2="20.529cm">
          <text:p/>
        </draw:line>
        <draw:line draw:style-name="gr8" draw:text-style-name="P1" draw:layer="D4" svg:x1="37.128cm" svg:y1="20.529cm" svg:x2="37.128cm" svg:y2="21.556cm">
          <text:p/>
        </draw:line>
        <draw:line draw:style-name="gr8" draw:text-style-name="P1" draw:layer="D4" svg:x1="38.116cm" svg:y1="20.529cm" svg:x2="37.128cm" svg:y2="20.529cm">
          <text:p/>
        </draw:line>
        <draw:line draw:style-name="gr8" draw:text-style-name="P1" draw:layer="D4" svg:x1="38.116cm" svg:y1="20.53cm" svg:x2="38.116cm" svg:y2="21.557cm">
          <text:p/>
        </draw:line>
        <draw:line draw:style-name="gr8" draw:text-style-name="P1" draw:layer="D4" svg:x1="38.116cm" svg:y1="20.529cm" svg:x2="37.128cm" svg:y2="21.556cm">
          <text:p/>
        </draw:line>
        <draw:line draw:style-name="gr8" draw:text-style-name="P1" draw:layer="D4" svg:x1="38.116cm" svg:y1="21.556cm" svg:x2="37.128cm" svg:y2="21.556cm">
          <text:p/>
        </draw:line>
        <draw:line draw:style-name="gr8" draw:text-style-name="P1" draw:layer="D4" svg:x1="38.116cm" svg:y1="21.556cm" svg:x2="37.128cm" svg:y2="20.529cm">
          <text:p/>
        </draw:line>
        <draw:line draw:style-name="gr9" draw:text-style-name="P1" draw:layer="D4" svg:x1="34.001cm" svg:y1="30.9cm" svg:x2="34.001cm" svg:y2="30.55cm">
          <text:p/>
        </draw:line>
        <draw:line draw:style-name="gr8" draw:text-style-name="P1" draw:layer="D4" svg:x1="29.751cm" svg:y1="24.35cm" svg:x2="30.101cm" svg:y2="24.35cm">
          <text:p/>
        </draw:line>
        <draw:line draw:style-name="gr8" draw:text-style-name="P1" draw:layer="D4" svg:x1="30.101cm" svg:y1="24.35cm" svg:x2="30.101cm" svg:y2="24.273cm">
          <text:p/>
        </draw:line>
        <draw:line draw:style-name="gr8" draw:text-style-name="P1" draw:layer="D4" svg:x1="30.101cm" svg:y1="23.95cm" svg:x2="30.101cm" svg:y2="23.8cm">
          <text:p/>
        </draw:line>
        <draw:line draw:style-name="gr8" draw:text-style-name="P1" draw:layer="D4" svg:x1="30.752cm" svg:y1="24.2cm" svg:x2="31.301cm" svg:y2="24.2cm">
          <text:p/>
        </draw:line>
        <draw:line draw:style-name="gr8" draw:text-style-name="P1" draw:layer="D4" svg:x1="37.151cm" svg:y1="23.449cm" svg:x2="37.151cm" svg:y2="24.201cm">
          <text:p/>
        </draw:line>
        <draw:line draw:style-name="gr8" draw:text-style-name="P1" draw:layer="D4" svg:x1="36.651cm" svg:y1="24.201cm" svg:x2="37.401cm" svg:y2="24.201cm">
          <text:p/>
        </draw:line>
        <draw:line draw:style-name="gr8" draw:text-style-name="P1" draw:layer="D4" svg:x1="37.401cm" svg:y1="23.449cm" svg:x2="37.401cm" svg:y2="24.201cm">
          <text:p/>
        </draw:line>
        <draw:line draw:style-name="gr8" draw:text-style-name="P1" draw:layer="D4" svg:x1="30.7cm" svg:y1="23.449cm" svg:x2="30.7cm" svg:y2="24.201cm">
          <text:p/>
        </draw:line>
        <draw:line draw:style-name="gr8" draw:text-style-name="P1" draw:layer="D4" svg:x1="30.7cm" svg:y1="23.8cm" svg:x2="30.101cm" svg:y2="23.8cm">
          <text:p/>
        </draw:line>
        <draw:line draw:style-name="gr8" draw:text-style-name="P1" draw:layer="D4" svg:x1="29.751cm" svg:y1="24.35cm" svg:x2="30.101cm" svg:y2="24.35cm">
          <text:p/>
        </draw:line>
        <draw:line draw:style-name="gr8" draw:text-style-name="P1" draw:layer="D4" svg:x1="30.101cm" svg:y1="24.35cm" svg:x2="30.101cm" svg:y2="24.273cm">
          <text:p/>
        </draw:line>
        <draw:line draw:style-name="gr8" draw:text-style-name="P1" draw:layer="D4" svg:x1="30.101cm" svg:y1="24.001cm" svg:x2="30.101cm" svg:y2="23.8cm">
          <text:p/>
        </draw:line>
        <draw:line draw:style-name="gr8" draw:text-style-name="P1" draw:layer="D4" svg:x1="30.7cm" svg:y1="24.2cm" svg:x2="31.301cm" svg:y2="24.2cm">
          <text:p/>
        </draw:line>
        <draw:line draw:style-name="gr8" draw:text-style-name="P1" draw:layer="D4" svg:x1="37.151cm" svg:y1="23.449cm" svg:x2="37.151cm" svg:y2="24.201cm">
          <text:p/>
        </draw:line>
        <draw:line draw:style-name="gr8" draw:text-style-name="P1" draw:layer="D4" svg:x1="36.651cm" svg:y1="24.201cm" svg:x2="37.401cm" svg:y2="24.201cm">
          <text:p/>
        </draw:line>
        <draw:line draw:style-name="gr8" draw:text-style-name="P1" draw:layer="D4" svg:x1="37.401cm" svg:y1="23.449cm" svg:x2="37.401cm" svg:y2="24.201cm">
          <text:p/>
        </draw:line>
        <draw:line draw:style-name="gr8" draw:text-style-name="P1" draw:layer="D4" svg:x1="38.007cm" svg:y1="23.449cm" svg:x2="38.007cm" svg:y2="23.851cm">
          <text:p/>
        </draw:line>
        <draw:line draw:style-name="gr8" draw:text-style-name="P1" draw:layer="D4" svg:x1="16.548cm" svg:y1="15.238cm" svg:x2="16.898cm" svg:y2="15.238cm">
          <text:p/>
        </draw:line>
        <draw:line draw:style-name="gr8" draw:text-style-name="P1" draw:layer="D4" svg:x1="17.673cm" svg:y1="13.403cm" svg:x2="17.673cm" svg:y2="15.666cm">
          <text:p/>
        </draw:line>
        <draw:line draw:style-name="gr8" draw:text-style-name="P1" draw:layer="D4" svg:x1="16.898cm" svg:y1="13.404cm" svg:x2="16.898cm" svg:y2="15.667cm">
          <text:p/>
        </draw:line>
        <draw:line draw:style-name="gr8" draw:text-style-name="P1" draw:layer="D4" svg:x1="17.674cm" svg:y1="15.303cm" svg:x2="17.998cm" svg:y2="15.303cm">
          <text:p/>
        </draw:line>
        <draw:line draw:style-name="gr8" draw:text-style-name="P1" draw:layer="D4" svg:x1="17.674cm" svg:y1="14.965cm" svg:x2="17.998cm" svg:y2="14.965cm">
          <text:p/>
        </draw:line>
        <draw:line draw:style-name="gr8" draw:text-style-name="P1" draw:layer="D4" svg:x1="17.674cm" svg:y1="14.302cm" svg:x2="17.998cm" svg:y2="14.302cm">
          <text:p/>
        </draw:line>
        <draw:g>
          <draw:g>
            <draw:line draw:style-name="gr8" draw:text-style-name="P1" draw:layer="D4" svg:x1="16.8cm" svg:y1="12.209cm" svg:x2="16.8cm" svg:y2="13.258cm">
              <text:p/>
            </draw:line>
            <draw:line draw:style-name="gr8" draw:text-style-name="P1" draw:layer="D4" svg:x1="17.75cm" svg:y1="12.209cm" svg:x2="16.8cm" svg:y2="12.209cm">
              <text:p/>
            </draw:line>
            <draw:line draw:style-name="gr8" draw:text-style-name="P1" draw:layer="D4" svg:x1="17.75cm" svg:y1="12.21cm" svg:x2="17.75cm" svg:y2="13.259cm">
              <text:p/>
            </draw:line>
            <draw:line draw:style-name="gr8" draw:text-style-name="P1" draw:layer="D4" svg:x1="17.75cm" svg:y1="12.209cm" svg:x2="16.8cm" svg:y2="13.258cm">
              <text:p/>
            </draw:line>
            <draw:line draw:style-name="gr8" draw:text-style-name="P1" draw:layer="D4" svg:x1="17.75cm" svg:y1="13.258cm" svg:x2="16.8cm" svg:y2="13.258cm">
              <text:p/>
            </draw:line>
            <draw:line draw:style-name="gr8" draw:text-style-name="P1" draw:layer="D4" svg:x1="17.75cm" svg:y1="13.258cm" svg:x2="16.8cm" svg:y2="12.209cm">
              <text:p/>
            </draw:line>
          </draw:g>
          <draw:g>
            <draw:line draw:style-name="gr8" draw:text-style-name="P1" draw:layer="D4" svg:x1="16.925cm" svg:y1="13.252cm" svg:x2="16.925cm" svg:y2="13.359cm">
              <text:p/>
            </draw:line>
            <draw:line draw:style-name="gr8" draw:text-style-name="P1" draw:layer="D4" svg:x1="17.625cm" svg:y1="13.252cm" svg:x2="17.625cm" svg:y2="13.359cm">
              <text:p/>
            </draw:line>
          </draw:g>
        </draw:g>
        <draw:g>
          <draw:line draw:style-name="gr8" draw:text-style-name="P1" draw:layer="D4" svg:x1="14.93cm" svg:y1="12.752cm" svg:x2="14.93cm" svg:y2="14.559cm">
            <text:p/>
          </draw:line>
          <draw:line draw:style-name="gr8" draw:text-style-name="P1" draw:layer="D4" svg:x1="16.38cm" svg:y1="12.752cm" svg:x2="16.38cm" svg:y2="14.559cm">
            <text:p/>
          </draw:line>
          <draw:line draw:style-name="gr8" draw:text-style-name="P1" draw:layer="D4" svg:x1="16.38cm" svg:y1="12.919cm" svg:x2="15.71cm" svg:y2="12.919cm">
            <text:p/>
          </draw:line>
          <draw:g>
            <draw:line draw:style-name="gr8" draw:text-style-name="P1" draw:layer="D4" svg:x1="15.59cm" svg:y1="12.919cm" svg:x2="15.59cm" svg:y2="14.269cm">
              <text:p/>
            </draw:line>
            <draw:line draw:style-name="gr8" draw:text-style-name="P1" draw:layer="D4" svg:x1="15.71cm" svg:y1="12.919cm" svg:x2="15.71cm" svg:y2="14.269cm">
              <text:p/>
            </draw:line>
            <draw:line draw:style-name="gr8" draw:text-style-name="P1" draw:layer="D4" svg:x1="15.71cm" svg:y1="12.919cm" svg:x2="15.59cm" svg:y2="12.919cm">
              <text:p/>
            </draw:line>
            <draw:line draw:style-name="gr8" draw:text-style-name="P1" draw:layer="D4" svg:x1="15.71cm" svg:y1="14.269cm" svg:x2="15.59cm" svg:y2="14.269cm">
              <text:p/>
            </draw:line>
          </draw:g>
          <draw:line draw:style-name="gr8" draw:text-style-name="P1" draw:layer="D4" svg:x1="16.38cm" svg:y1="13.042cm" svg:x2="15.71cm" svg:y2="13.042cm">
            <text:p/>
          </draw:line>
          <draw:line draw:style-name="gr8" draw:text-style-name="P1" draw:layer="D4" svg:x1="16.38cm" svg:y1="13.164cm" svg:x2="15.71cm" svg:y2="13.164cm">
            <text:p/>
          </draw:line>
          <draw:line draw:style-name="gr8" draw:text-style-name="P1" draw:layer="D4" svg:x1="16.38cm" svg:y1="13.287cm" svg:x2="15.71cm" svg:y2="13.287cm">
            <text:p/>
          </draw:line>
          <draw:line draw:style-name="gr8" draw:text-style-name="P1" draw:layer="D4" svg:x1="16.38cm" svg:y1="13.41cm" svg:x2="15.71cm" svg:y2="13.41cm">
            <text:p/>
          </draw:line>
          <draw:line draw:style-name="gr8" draw:text-style-name="P1" draw:layer="D4" svg:x1="16.38cm" svg:y1="13.533cm" svg:x2="15.71cm" svg:y2="13.533cm">
            <text:p/>
          </draw:line>
          <draw:line draw:style-name="gr8" draw:text-style-name="P1" draw:layer="D4" svg:x1="16.38cm" svg:y1="13.655cm" svg:x2="15.71cm" svg:y2="13.655cm">
            <text:p/>
          </draw:line>
          <draw:line draw:style-name="gr8" draw:text-style-name="P1" draw:layer="D4" svg:x1="16.38cm" svg:y1="13.778cm" svg:x2="15.71cm" svg:y2="13.778cm">
            <text:p/>
          </draw:line>
          <draw:line draw:style-name="gr8" draw:text-style-name="P1" draw:layer="D4" svg:x1="16.38cm" svg:y1="13.901cm" svg:x2="15.71cm" svg:y2="13.901cm">
            <text:p/>
          </draw:line>
          <draw:line draw:style-name="gr8" draw:text-style-name="P1" draw:layer="D4" svg:x1="16.38cm" svg:y1="14.024cm" svg:x2="15.71cm" svg:y2="14.024cm">
            <text:p/>
          </draw:line>
          <draw:line draw:style-name="gr8" draw:text-style-name="P1" draw:layer="D4" svg:x1="16.38cm" svg:y1="14.146cm" svg:x2="15.71cm" svg:y2="14.146cm">
            <text:p/>
          </draw:line>
          <draw:line draw:style-name="gr8" draw:text-style-name="P1" draw:layer="D4" svg:x1="15.6cm" svg:y1="13.042cm" svg:x2="14.93cm" svg:y2="13.042cm">
            <text:p/>
          </draw:line>
          <draw:line draw:style-name="gr8" draw:text-style-name="P1" draw:layer="D4" svg:x1="15.6cm" svg:y1="13.164cm" svg:x2="14.93cm" svg:y2="13.164cm">
            <text:p/>
          </draw:line>
          <draw:line draw:style-name="gr8" draw:text-style-name="P1" draw:layer="D4" svg:x1="15.6cm" svg:y1="13.287cm" svg:x2="14.93cm" svg:y2="13.287cm">
            <text:p/>
          </draw:line>
          <draw:line draw:style-name="gr8" draw:text-style-name="P1" draw:layer="D4" svg:x1="15.6cm" svg:y1="13.41cm" svg:x2="14.93cm" svg:y2="13.41cm">
            <text:p/>
          </draw:line>
          <draw:line draw:style-name="gr8" draw:text-style-name="P1" draw:layer="D4" svg:x1="15.6cm" svg:y1="13.533cm" svg:x2="14.93cm" svg:y2="13.533cm">
            <text:p/>
          </draw:line>
          <draw:line draw:style-name="gr8" draw:text-style-name="P1" draw:layer="D4" svg:x1="15.6cm" svg:y1="13.655cm" svg:x2="14.93cm" svg:y2="13.655cm">
            <text:p/>
          </draw:line>
          <draw:line draw:style-name="gr8" draw:text-style-name="P1" draw:layer="D4" svg:x1="15.6cm" svg:y1="13.778cm" svg:x2="14.93cm" svg:y2="13.778cm">
            <text:p/>
          </draw:line>
          <draw:line draw:style-name="gr8" draw:text-style-name="P1" draw:layer="D4" svg:x1="15.6cm" svg:y1="13.901cm" svg:x2="14.93cm" svg:y2="13.901cm">
            <text:p/>
          </draw:line>
          <draw:line draw:style-name="gr8" draw:text-style-name="P1" draw:layer="D4" svg:x1="15.6cm" svg:y1="14.024cm" svg:x2="14.93cm" svg:y2="14.024cm">
            <text:p/>
          </draw:line>
          <draw:line draw:style-name="gr8" draw:text-style-name="P1" draw:layer="D4" svg:x1="15.6cm" svg:y1="14.269cm" svg:x2="14.93cm" svg:y2="14.269cm">
            <text:p/>
          </draw:line>
          <draw:line draw:style-name="gr8" draw:text-style-name="P1" draw:layer="D4" svg:x1="15.6cm" svg:y1="14.146cm" svg:x2="14.93cm" svg:y2="14.146cm">
            <text:p/>
          </draw:line>
        </draw:g>
        <draw:line draw:style-name="gr8" draw:text-style-name="P1" draw:layer="D4" svg:x1="37.9cm" svg:y1="23.751cm" svg:x2="37.9cm" svg:y2="24.336cm">
          <text:p/>
        </draw:line>
        <draw:line draw:style-name="gr8" draw:text-style-name="P1" draw:layer="D4" svg:x1="37.898cm" svg:y1="24.336cm" svg:x2="38.349cm" svg:y2="24.336cm">
          <text:p/>
        </draw:line>
        <draw:line draw:style-name="gr8" draw:text-style-name="P1" draw:layer="D4" svg:x1="37.898cm" svg:y1="23.851cm" svg:x2="38.006cm" svg:y2="23.851cm">
          <text:p/>
        </draw:line>
        <draw:line draw:style-name="gr8" draw:text-style-name="P1" draw:layer="D4" svg:x1="35.258cm" svg:y1="22.301cm" svg:x2="34.708cm" svg:y2="22.301cm">
          <text:p/>
        </draw:line>
        <draw:line draw:style-name="gr8" draw:text-style-name="P1" draw:layer="D4" svg:x1="34.708cm" svg:y1="23.345cm" svg:x2="34.708cm" svg:y2="22.301cm">
          <text:p/>
        </draw:line>
        <draw:line draw:style-name="gr8" draw:text-style-name="P1" draw:layer="D4" svg:x1="37cm" svg:y1="25.15cm" svg:x2="37cm" svg:y2="25.303cm">
          <text:p/>
        </draw:line>
        <draw:line draw:style-name="gr8" draw:text-style-name="P1" draw:layer="D4" svg:x1="36.5cm" svg:y1="25.303cm" svg:x2="37cm" svg:y2="25.303cm">
          <text:p/>
        </draw:line>
        <draw:line draw:style-name="gr8" draw:text-style-name="P1" draw:layer="D4" svg:x1="36.5cm" svg:y1="25.15cm" svg:x2="36.5cm" svg:y2="25.303cm">
          <text:p/>
        </draw:line>
        <draw:line draw:style-name="gr8" draw:text-style-name="P1" draw:layer="D4" svg:x1="36.15cm" svg:y1="25.15cm" svg:x2="36.15cm" svg:y2="25.303cm">
          <text:p/>
        </draw:line>
        <draw:line draw:style-name="gr8" draw:text-style-name="P1" draw:layer="D4" svg:x1="35.65cm" svg:y1="25.303cm" svg:x2="36.15cm" svg:y2="25.303cm">
          <text:p/>
        </draw:line>
        <draw:line draw:style-name="gr8" draw:text-style-name="P1" draw:layer="D4" svg:x1="35.65cm" svg:y1="25.15cm" svg:x2="35.65cm" svg:y2="25.303cm">
          <text:p/>
        </draw:line>
        <draw:g>
          <draw:line draw:style-name="gr10" draw:text-style-name="P1" draw:layer="P4" svg:x1="36.08cm" svg:y1="25cm" svg:x2="36.655cm" svg:y2="25cm">
            <text:p/>
          </draw:line>
          <draw:path draw:style-name="gr10" draw:text-style-name="P1" draw:layer="P4" svg:width="0.645cm" svg:height="0.436cm" draw:transform="skewX (-0.0354301838154849) rotate (0.116762526958421) translate (36.0134433617286cm 24.5682184301971cm)" svg:viewBox="0 0 646 437" svg:d="M646 0c-554 2-646 437-646 437">
            <text:p/>
          </draw:path>
        </draw:g>
        <draw:g>
          <draw:line draw:style-name="gr10" draw:text-style-name="P1" draw:layer="P4" svg:x1="15.498cm" svg:y1="14.991cm" svg:x2="15.498cm" svg:y2="15.667cm">
            <text:p/>
          </draw:line>
          <draw:path draw:style-name="gr10" draw:text-style-name="P1" draw:layer="P4" svg:width="0.758cm" svg:height="0.458cm" draw:transform="skewX (0.0663225115757845) rotate (1.46555297289964) translate (14.9652879139021cm 15.6665237686377cm)" svg:viewBox="0 0 759 459" svg:d="M0 0c650 1 759 459 759 459">
            <text:p/>
          </draw:path>
        </draw:g>
        <draw:g>
          <draw:line draw:style-name="gr10" draw:text-style-name="P1" draw:layer="P4" svg:x1="17.675cm" svg:y1="13.494cm" svg:x2="17.537cm" svg:y2="13.739cm">
            <text:p/>
          </draw:line>
          <draw:path draw:style-name="gr10" draw:text-style-name="P1" draw:layer="P4" svg:width="0.099cm" svg:height="0.102cm" draw:transform="rotate (-2.62253173404668) translate (17.675cm 13.7794611260054cm)" svg:viewBox="0 0 100 103" svg:d="M0 0c81 34 100 103 100 103">
            <text:p/>
          </draw:path>
        </draw:g>
        <draw:g>
          <draw:line draw:style-name="gr10" draw:text-style-name="P1" draw:layer="P4" svg:x1="16.9cm" svg:y1="13.963cm" svg:x2="17.025cm" svg:y2="14.208cm">
            <text:p/>
          </draw:line>
          <draw:path draw:style-name="gr10" draw:text-style-name="P1" draw:layer="P4" svg:width="0.093cm" svg:height="0.099cm" draw:transform="skewX (-0.0972148393360841) rotate (2.57959663444762) translate (16.9798077500533cm 14.2977241103702cm)" svg:viewBox="0 0 94 100" svg:d="M94 0c-75 34-94 100-94 100">
            <text:p/>
          </draw:path>
        </draw:g>
        <draw:g>
          <draw:line draw:style-name="gr10" draw:text-style-name="P1" draw:layer="P4" svg:x1="16.9cm" svg:y1="14.533cm" svg:x2="17.025cm" svg:y2="14.288cm">
            <text:p/>
          </draw:line>
          <draw:path draw:style-name="gr10" draw:text-style-name="P1" draw:layer="P4" svg:width="0.091cm" svg:height="0.099cm" draw:transform="skewX (0.072954762733363) rotate (0.563741348394168) translate (16.9cm 14.2485335120643cm)" svg:viewBox="0 0 92 100" svg:d="M0 0c74 34 92 100 92 100">
            <text:p/>
          </draw:path>
        </draw:g>
        <draw:g>
          <draw:line draw:style-name="gr10" draw:text-style-name="P1" draw:layer="P4" svg:x1="16.9cm" svg:y1="14.6cm" svg:x2="17.025cm" svg:y2="14.845cm">
            <text:p/>
          </draw:line>
          <draw:path draw:style-name="gr10" draw:text-style-name="P1" draw:layer="P4" svg:width="0.093cm" svg:height="0.099cm" draw:transform="skewX (-0.0972148393360842) rotate (2.57959663444762) translate (16.9798077500532cm 14.9347241103702cm)" svg:viewBox="0 0 94 100" svg:d="M94 0c-75 34-94 100-94 100">
            <text:p/>
          </draw:path>
        </draw:g>
        <draw:g>
          <draw:line draw:style-name="gr10" draw:text-style-name="P1" draw:layer="P4" svg:x1="16.9cm" svg:y1="15.17cm" svg:x2="17.025cm" svg:y2="14.925cm">
            <text:p/>
          </draw:line>
          <draw:path draw:style-name="gr10" draw:text-style-name="P1" draw:layer="P4" svg:width="0.091cm" svg:height="0.099cm" draw:transform="skewX (0.072954762733363) rotate (0.563741348394168) translate (16.9cm 14.8855335120643cm)" svg:viewBox="0 0 92 100" svg:d="M0 0c74 34 92 100 92 100">
            <text:p/>
          </draw:path>
        </draw:g>
        <draw:g>
          <draw:line draw:style-name="gr10" draw:text-style-name="P1" draw:layer="P4" svg:x1="16.9cm" svg:y1="15.484cm" svg:x2="17.025cm" svg:y2="15.273cm">
            <text:p/>
          </draw:line>
          <draw:path draw:style-name="gr10" draw:text-style-name="P1" draw:layer="P4" svg:width="0.087cm" svg:height="0.089cm" draw:transform="skewX (-0.0555014702134197) rotate (0.500734962397173) translate (16.9cm 15.2383243967828cm)" svg:viewBox="0 0 88 90" svg:d="M0 0c72 30 88 90 88 90">
            <text:p/>
          </draw:path>
        </draw:g>
        <draw:g>
          <draw:g>
            <draw:line draw:style-name="gr10" draw:text-style-name="P1" draw:layer="P4" svg:x1="16.9cm" svg:y1="15.51cm" svg:x2="17.218cm" svg:y2="15.341cm">
              <text:p/>
            </draw:line>
            <draw:path draw:style-name="gr10" draw:text-style-name="P1" draw:layer="P4" svg:width="0.125cm" svg:height="0.131cm" draw:transform="skewX (-0.064926248174189) rotate (-2.11760798144472) translate (17.3355135191647cm 15.4023849838434cm)" svg:viewBox="0 0 126 132" svg:d="M126 0c-101 44-126 132-126 132">
              <text:p/>
            </draw:path>
          </draw:g>
          <draw:g>
            <draw:line draw:style-name="gr10" draw:text-style-name="P1" draw:layer="P4" svg:x1="17.649cm" svg:y1="15.51cm" svg:x2="17.331cm" svg:y2="15.341cm">
              <text:p/>
            </draw:line>
            <draw:path draw:style-name="gr10" draw:text-style-name="P1" draw:layer="P4" svg:width="0.125cm" svg:height="0.131cm" draw:transform="skewX (0.0649262481741891) rotate (2.11760798144472) translate (17.2789946380697cm 15.51cm)" svg:viewBox="0 0 126 132" svg:d="M0 0c101 44 126 132 126 132">
              <text:p/>
            </draw:path>
          </draw:g>
        </draw:g>
        <draw:g>
          <draw:g>
            <draw:line draw:style-name="gr10" draw:text-style-name="P1" draw:layer="P4" svg:x1="17.675cm" svg:y1="13.858cm" svg:x2="17.584cm" svg:y2="14.026cm">
              <text:p/>
            </draw:line>
            <draw:path draw:style-name="gr10" draw:text-style-name="P1" draw:layer="P4" svg:width="0.063cm" svg:height="0.069cm" draw:transform="rotate (-2.60490390860154) translate (17.675cm 14.0529490616622cm)" svg:viewBox="0 0 64 70" svg:d="M0 0c53 23 64 70 64 70">
              <text:p/>
            </draw:path>
          </draw:g>
          <draw:g>
            <draw:line draw:style-name="gr10" draw:text-style-name="P1" draw:layer="P4" svg:x1="17.675cm" svg:y1="14.249cm" svg:x2="17.584cm" svg:y2="14.081cm">
              <text:p/>
            </draw:line>
            <draw:path draw:style-name="gr10" draw:text-style-name="P1" draw:layer="P4" svg:width="0.063cm" svg:height="0.069cm" draw:transform="rotate (-0.542273798594638) translate (17.6203159129939cm 14.021102427544cm)" svg:viewBox="0 0 64 70" svg:d="M64 0c-53 24-64 70-64 70">
              <text:p/>
            </draw:path>
          </draw:g>
        </draw:g>
        <draw:g>
          <draw:g>
            <draw:line draw:style-name="gr10" draw:text-style-name="P1" draw:layer="P4" svg:x1="17.675cm" svg:y1="14.327cm" svg:x2="17.519cm" svg:y2="14.578cm">
              <text:p/>
            </draw:line>
            <draw:path draw:style-name="gr10" draw:text-style-name="P1" draw:layer="P4" svg:width="0.106cm" svg:height="0.107cm" draw:transform="skewX (-0.115715329407224) rotate (-2.66319790561815) translate (17.675cm 14.6186757060675cm)" svg:viewBox="0 0 107 108" svg:d="M0 0c88 36 107 108 107 108">
              <text:p/>
            </draw:path>
          </draw:g>
          <draw:g>
            <draw:line draw:style-name="gr10" draw:text-style-name="P1" draw:layer="P4" svg:x1="17.675cm" svg:y1="14.912cm" svg:x2="17.519cm" svg:y2="14.661cm">
              <text:p/>
            </draw:line>
            <draw:path draw:style-name="gr10" draw:text-style-name="P1" draw:layer="P4" svg:width="0.106cm" svg:height="0.107cm" draw:transform="skewX (0.11065387457644) rotate (-0.481361807700037) translate (17.5798980728283cm 14.5706484699438cm)" svg:viewBox="0 0 107 108" svg:d="M107 0c-88 36-107 108-107 108">
              <text:p/>
            </draw:path>
          </draw:g>
        </draw:g>
        <draw:g>
          <draw:line draw:style-name="gr10" draw:text-style-name="P1" draw:layer="P4" svg:x1="17.675cm" svg:y1="15.262cm" svg:x2="17.558cm" svg:y2="15.039cm">
            <text:p/>
          </draw:line>
          <draw:path draw:style-name="gr10" draw:text-style-name="P1" draw:layer="P4" svg:width="0.085cm" svg:height="0.091cm" draw:transform="skewX (-0.0525344104850295) rotate (-0.547684319275821) translate (17.6017693640488cm 14.9577343718503cm)" svg:viewBox="0 0 86 92" svg:d="M86 0c-70 31-86 92-86 92">
            <text:p/>
          </draw:path>
        </draw:g>
        <draw:g>
          <draw:line draw:style-name="gr10" draw:text-style-name="P1" draw:layer="P4" svg:x1="17.675cm" svg:y1="15.485cm" svg:x2="17.597cm" svg:y2="15.362cm">
            <text:p/>
          </draw:line>
          <draw:path draw:style-name="gr10" draw:text-style-name="P1" draw:layer="P4" svg:width="0.052cm" svg:height="0.052cm" draw:transform="skewX (0.141895268187139) rotate (-0.469668101711674) translate (17.6278567281515cm 15.3178446243637cm)" svg:viewBox="0 0 53 53" svg:d="M53 0c-44 18-53 53-53 53">
            <text:p/>
          </draw:path>
        </draw:g>
        <draw:g>
          <draw:line draw:style-name="gr10" draw:text-style-name="P1" draw:layer="P4" svg:x1="16.9cm" svg:y1="13.494cm" svg:x2="17.038cm" svg:y2="13.739cm">
            <text:p/>
          </draw:line>
          <draw:path draw:style-name="gr10" draw:text-style-name="P1" draw:layer="P4" svg:width="0.099cm" svg:height="0.102cm" draw:transform="rotate (2.62602239255067) translate (16.9872926993951cm 13.8289294400596cm)" svg:viewBox="0 0 100 103" svg:d="M100 0c-80 34-100 103-100 103">
            <text:p/>
          </draw:path>
        </draw:g>
        <draw:g>
          <draw:line draw:style-name="gr10" draw:text-style-name="P1" draw:layer="P4" svg:x1="24.532cm" svg:y1="14.991cm" svg:x2="24.532cm" svg:y2="15.667cm">
            <text:p/>
          </draw:line>
          <draw:path draw:style-name="gr10" draw:text-style-name="P1" draw:layer="P4" svg:width="0.758cm" svg:height="0.458cm" draw:transform="skewX (0.0664970445009839) rotate (1.46555297289964) translate (23.9992690727283cm 15.6667021320125cm)" svg:viewBox="0 0 759 459" svg:d="M0 0c651 1 759 459 759 459">
            <text:p/>
          </draw:path>
        </draw:g>
        <draw:g>
          <draw:g>
            <draw:line draw:style-name="gr10" draw:text-style-name="P1" draw:layer="P4" svg:x1="30.149cm" svg:y1="23.3cm" svg:x2="29.633cm" svg:y2="23.3cm">
              <text:p/>
            </draw:line>
            <draw:path draw:style-name="gr10" draw:text-style-name="P1" draw:layer="P4" svg:width="0.579cm" svg:height="0.387cm" draw:transform="skewX (0.0399680398706701) rotate (-0.114493598930829) translate (29.633295967149cm 22.8500044729485cm)" svg:viewBox="0 0 580 388" svg:d="M0 0c497 2 580 388 580 388">
              <text:p/>
            </draw:path>
          </draw:g>
          <draw:g>
            <draw:line draw:style-name="gr10" draw:text-style-name="P1" draw:layer="P4" svg:x1="30.147cm" svg:y1="22.4cm" svg:x2="29.631cm" svg:y2="22.4cm">
              <text:p/>
            </draw:line>
            <draw:path draw:style-name="gr10" draw:text-style-name="P1" draw:layer="P4" svg:width="0.581cm" svg:height="0.387cm" draw:transform="skewX (-0.044331363000656) rotate (-3.02727358758417) translate (30.2090572230034cm 22.7836571591096cm)" svg:viewBox="0 0 582 388" svg:d="M582 0c-498 2-582 388-582 388">
              <text:p/>
            </draw:path>
          </draw:g>
        </draw:g>
        <draw:line draw:style-name="gr1" draw:text-style-name="P1" draw:layer="Wall4" svg:x1="35.25cm" svg:y1="21.749cm" svg:x2="35.25cm" svg:y2="23.344cm">
          <text:p/>
        </draw:line>
        <draw:g>
          <draw:line draw:style-name="gr10" draw:text-style-name="P1" draw:layer="P4" svg:x1="41.424cm" svg:y1="26.856cm" svg:x2="41.999cm" svg:y2="26.856cm">
            <text:p/>
          </draw:line>
          <draw:path draw:style-name="gr10" draw:text-style-name="P1" draw:layer="P4" svg:width="0.645cm" svg:height="0.436cm" draw:transform="skewX (-0.0354301838154849) rotate (0.116762526958421) translate (41.3574433617286cm 26.4242184301971cm)" svg:viewBox="0 0 646 437" svg:d="M646 0c-554 2-646 437-646 437">
            <text:p/>
          </draw:path>
        </draw:g>
        <draw:g>
          <draw:line draw:style-name="gr10" draw:text-style-name="P1" draw:layer="P4" svg:x1="42.4cm" svg:y1="31.65cm" svg:x2="41.9cm" svg:y2="31.65cm">
            <text:p/>
          </draw:line>
          <draw:path draw:style-name="gr10" draw:text-style-name="P1" draw:layer="P4" svg:width="0.56cm" svg:height="0.393cm" draw:transform="skewX (-0.0240855436775217) rotate (-3.02151400105258) translate (42.4568795566619cm 32.0398377517065cm)" svg:viewBox="0 0 561 394" svg:d="M561 0c-482 2-561 394-561 394">
            <text:p/>
          </draw:path>
        </draw:g>
        <draw:g>
          <draw:line draw:style-name="gr10" draw:text-style-name="P1" draw:layer="P4" svg:x1="31.876cm" svg:y1="25cm" svg:x2="31.301cm" svg:y2="25cm">
            <text:p/>
          </draw:line>
          <draw:path draw:style-name="gr10" draw:text-style-name="P1" draw:layer="P4" svg:width="0.645cm" svg:height="0.436cm" draw:transform="skewX (0.0354301838154849) rotate (-0.116762526958422) translate (31.3009552540178cm 24.4929611134505cm)" svg:viewBox="0 0 646 437" svg:d="M0 0c554 2 646 437 646 437">
            <text:p/>
          </draw:path>
        </draw:g>
        <draw:g>
          <draw:g>
            <draw:line draw:style-name="gr10" draw:text-style-name="P1" draw:layer="P4" svg:x1="40.6cm" svg:y1="25.668cm" svg:x2="40.6cm" svg:y2="25.152cm">
              <text:p/>
            </draw:line>
            <draw:path draw:style-name="gr10" draw:text-style-name="P1" draw:layer="P4" svg:width="0.579cm" svg:height="0.387cm" draw:transform="skewX (0.0399680398706701) rotate (-1.68528992572572) translate (41.0499955270515cm 25.152295967149cm)" svg:viewBox="0 0 580 388" svg:d="M0 0c497 2 580 388 580 388">
              <text:p/>
            </draw:path>
          </draw:g>
          <draw:g>
            <draw:line draw:style-name="gr10" draw:text-style-name="P1" draw:layer="P4" svg:x1="41.5cm" svg:y1="25.666cm" svg:x2="41.5cm" svg:y2="25.15cm">
              <text:p/>
            </draw:line>
            <draw:path draw:style-name="gr10" draw:text-style-name="P1" draw:layer="P4" svg:width="0.581cm" svg:height="0.387cm" draw:transform="skewX (-0.044331363000656) rotate (1.68511539280053) translate (41.1163428408904cm 25.7280572230034cm)" svg:viewBox="0 0 582 388" svg:d="M582 0c-498 2-582 388-582 388">
              <text:p/>
            </draw:path>
          </draw:g>
        </draw:g>
        <draw:g>
          <draw:g>
            <draw:line draw:style-name="gr10" draw:text-style-name="P1" draw:layer="P4" svg:x1="37.75cm" svg:y1="23.93cm" svg:x2="37.9cm" svg:y2="23.93cm">
              <text:p/>
            </draw:line>
            <draw:path draw:style-name="gr10" draw:text-style-name="P1" draw:layer="P4" svg:width="0.169cm" svg:height="0.158cm" draw:transform="skewX (-0.0488692190558413) rotate (2.98189502703231) translate (37.9003320018507cm 24.1149981611212cm)" svg:viewBox="0 0 170 159" svg:d="M0 0c146 1 170 159 170 159">
              <text:p/>
            </draw:path>
          </draw:g>
          <draw:g>
            <draw:line draw:style-name="gr10" draw:text-style-name="P1" draw:layer="P4" svg:x1="37.751cm" svg:y1="24.3cm" svg:x2="37.901cm" svg:y2="24.3cm">
              <text:p/>
            </draw:line>
            <draw:path draw:style-name="gr10" draw:text-style-name="P1" draw:layer="P4" svg:width="0.169cm" svg:height="0.158cm" draw:transform="skewX (0.0488692190558413) rotate (0.159697626557481) translate (37.733097073443cm 24.1420319639174cm)" svg:viewBox="0 0 170 159" svg:d="M170 0c-146 1-170 159-170 159">
              <text:p/>
            </draw:path>
          </draw:g>
        </draw:g>
        <draw:line draw:style-name="gr8" draw:text-style-name="P1" draw:layer="D4" svg:x1="37.4cm" svg:y1="23.75cm" svg:x2="38.006cm" svg:y2="23.75cm">
          <text:p/>
        </draw:line>
        <draw:g>
          <draw:g>
            <draw:g>
              <draw:g>
                <draw:line draw:style-name="gr8" draw:text-style-name="P1" draw:layer="D4" svg:x1="34.45cm" svg:y1="31.85cm" svg:x2="33.493cm" svg:y2="31.85cm">
                  <text:p/>
                </draw:line>
                <draw:line draw:style-name="gr8" draw:text-style-name="P1" draw:layer="D4" svg:x1="34.45cm" svg:y1="31.1cm" svg:x2="34.45cm" svg:y2="31.85cm">
                  <text:p/>
                </draw:line>
                <draw:line draw:style-name="gr8" draw:text-style-name="P1" draw:layer="D4" svg:x1="34.449cm" svg:y1="31.1cm" svg:x2="33.492cm" svg:y2="31.1cm">
                  <text:p/>
                </draw:line>
                <draw:line draw:style-name="gr8" draw:text-style-name="P1" draw:layer="D4" svg:x1="34.45cm" svg:y1="31.1cm" svg:x2="33.493cm" svg:y2="31.85cm">
                  <text:p/>
                </draw:line>
                <draw:line draw:style-name="gr8" draw:text-style-name="P1" draw:layer="D4" svg:x1="33.493cm" svg:y1="31.1cm" svg:x2="33.493cm" svg:y2="31.85cm">
                  <text:p/>
                </draw:line>
                <draw:line draw:style-name="gr8" draw:text-style-name="P1" draw:layer="D4" svg:x1="33.493cm" svg:y1="31.1cm" svg:x2="34.45cm" svg:y2="31.85cm">
                  <text:p/>
                </draw:line>
              </draw:g>
              <draw:g>
                <draw:line draw:style-name="gr8" draw:text-style-name="P1" draw:layer="D4" svg:x1="33.499cm" svg:y1="31.751cm" svg:x2="33.401cm" svg:y2="31.751cm">
                  <text:p/>
                </draw:line>
                <draw:line draw:style-name="gr8" draw:text-style-name="P1" draw:layer="D4" svg:x1="33.499cm" svg:y1="31.199cm" svg:x2="33.401cm" svg:y2="31.199cm">
                  <text:p/>
                </draw:line>
              </draw:g>
            </draw:g>
            <draw:g>
              <draw:g>
                <draw:line draw:style-name="gr8" draw:text-style-name="P1" draw:layer="D4" svg:x1="34.45cm" svg:y1="31.85cm" svg:x2="33.493cm" svg:y2="31.85cm">
                  <text:p/>
                </draw:line>
                <draw:line draw:style-name="gr8" draw:text-style-name="P1" draw:layer="D4" svg:x1="34.45cm" svg:y1="31.1cm" svg:x2="34.45cm" svg:y2="31.85cm">
                  <text:p/>
                </draw:line>
                <draw:line draw:style-name="gr8" draw:text-style-name="P1" draw:layer="D4" svg:x1="34.449cm" svg:y1="31.1cm" svg:x2="33.492cm" svg:y2="31.1cm">
                  <text:p/>
                </draw:line>
                <draw:line draw:style-name="gr8" draw:text-style-name="P1" draw:layer="D4" svg:x1="34.45cm" svg:y1="31.1cm" svg:x2="33.493cm" svg:y2="31.85cm">
                  <text:p/>
                </draw:line>
                <draw:line draw:style-name="gr8" draw:text-style-name="P1" draw:layer="D4" svg:x1="33.493cm" svg:y1="31.1cm" svg:x2="33.493cm" svg:y2="31.85cm">
                  <text:p/>
                </draw:line>
                <draw:line draw:style-name="gr8" draw:text-style-name="P1" draw:layer="D4" svg:x1="33.493cm" svg:y1="31.1cm" svg:x2="34.45cm" svg:y2="31.85cm">
                  <text:p/>
                </draw:line>
              </draw:g>
              <draw:g>
                <draw:line draw:style-name="gr8" draw:text-style-name="P1" draw:layer="D4" svg:x1="33.498cm" svg:y1="31.751cm" svg:x2="33.3cm" svg:y2="31.751cm">
                  <text:p/>
                </draw:line>
                <draw:line draw:style-name="gr8" draw:text-style-name="P1" draw:layer="D4" svg:x1="33.498cm" svg:y1="31.199cm" svg:x2="33.3cm" svg:y2="31.199cm">
                  <text:p/>
                </draw:line>
              </draw:g>
            </draw:g>
          </draw:g>
          <draw:g>
            <draw:g>
              <draw:g>
                <draw:line draw:style-name="gr8" draw:text-style-name="P1" draw:layer="D4" svg:x1="34.45cm" svg:y1="32.95cm" svg:x2="33.493cm" svg:y2="32.95cm">
                  <text:p/>
                </draw:line>
                <draw:line draw:style-name="gr8" draw:text-style-name="P1" draw:layer="D4" svg:x1="34.45cm" svg:y1="32.2cm" svg:x2="34.45cm" svg:y2="32.95cm">
                  <text:p/>
                </draw:line>
                <draw:line draw:style-name="gr8" draw:text-style-name="P1" draw:layer="D4" svg:x1="34.449cm" svg:y1="32.2cm" svg:x2="33.492cm" svg:y2="32.2cm">
                  <text:p/>
                </draw:line>
                <draw:line draw:style-name="gr8" draw:text-style-name="P1" draw:layer="D4" svg:x1="34.45cm" svg:y1="32.2cm" svg:x2="33.493cm" svg:y2="32.95cm">
                  <text:p/>
                </draw:line>
                <draw:line draw:style-name="gr8" draw:text-style-name="P1" draw:layer="D4" svg:x1="33.493cm" svg:y1="32.2cm" svg:x2="33.493cm" svg:y2="32.95cm">
                  <text:p/>
                </draw:line>
                <draw:line draw:style-name="gr8" draw:text-style-name="P1" draw:layer="D4" svg:x1="33.493cm" svg:y1="32.2cm" svg:x2="34.45cm" svg:y2="32.95cm">
                  <text:p/>
                </draw:line>
              </draw:g>
              <draw:g>
                <draw:line draw:style-name="gr8" draw:text-style-name="P1" draw:layer="D4" svg:x1="33.499cm" svg:y1="32.851cm" svg:x2="33.401cm" svg:y2="32.851cm">
                  <text:p/>
                </draw:line>
                <draw:line draw:style-name="gr8" draw:text-style-name="P1" draw:layer="D4" svg:x1="33.499cm" svg:y1="32.299cm" svg:x2="33.401cm" svg:y2="32.299cm">
                  <text:p/>
                </draw:line>
              </draw:g>
            </draw:g>
            <draw:g>
              <draw:g>
                <draw:line draw:style-name="gr8" draw:text-style-name="P1" draw:layer="D4" svg:x1="34.45cm" svg:y1="32.95cm" svg:x2="33.493cm" svg:y2="32.95cm">
                  <text:p/>
                </draw:line>
                <draw:line draw:style-name="gr8" draw:text-style-name="P1" draw:layer="D4" svg:x1="34.45cm" svg:y1="32.2cm" svg:x2="34.45cm" svg:y2="32.95cm">
                  <text:p/>
                </draw:line>
                <draw:line draw:style-name="gr8" draw:text-style-name="P1" draw:layer="D4" svg:x1="34.449cm" svg:y1="32.2cm" svg:x2="33.492cm" svg:y2="32.2cm">
                  <text:p/>
                </draw:line>
                <draw:line draw:style-name="gr8" draw:text-style-name="P1" draw:layer="D4" svg:x1="34.45cm" svg:y1="32.2cm" svg:x2="33.493cm" svg:y2="32.95cm">
                  <text:p/>
                </draw:line>
                <draw:line draw:style-name="gr8" draw:text-style-name="P1" draw:layer="D4" svg:x1="33.493cm" svg:y1="32.2cm" svg:x2="33.493cm" svg:y2="32.95cm">
                  <text:p/>
                </draw:line>
                <draw:line draw:style-name="gr8" draw:text-style-name="P1" draw:layer="D4" svg:x1="33.493cm" svg:y1="32.2cm" svg:x2="34.45cm" svg:y2="32.95cm">
                  <text:p/>
                </draw:line>
              </draw:g>
              <draw:g>
                <draw:line draw:style-name="gr8" draw:text-style-name="P1" draw:layer="D4" svg:x1="33.498cm" svg:y1="32.851cm" svg:x2="33.3cm" svg:y2="32.851cm">
                  <text:p/>
                </draw:line>
                <draw:line draw:style-name="gr8" draw:text-style-name="P1" draw:layer="D4" svg:x1="33.498cm" svg:y1="32.299cm" svg:x2="33.3cm" svg:y2="32.299cm">
                  <text:p/>
                </draw:line>
              </draw:g>
            </draw:g>
          </draw:g>
        </draw:g>
        <draw:line draw:style-name="gr3" draw:text-style-name="P1" draw:layer="Wall4" svg:x1="27.85cm" svg:y1="22.441cm" svg:x2="27.85cm" svg:y2="27.754cm">
          <text:p/>
        </draw:line>
        <draw:line draw:style-name="gr3" draw:text-style-name="P1" draw:layer="Wall4" svg:x1="24.9cm" svg:y1="22.441cm" svg:x2="24.9cm" svg:y2="27.754cm">
          <text:p/>
        </draw:line>
        <draw:line draw:style-name="gr3" draw:text-style-name="P1" draw:layer="Wall4" svg:x1="11.15cm" svg:y1="22.437cm" svg:x2="11.15cm" svg:y2="27.75cm">
          <text:p/>
        </draw:line>
        <draw:g>
          <draw:g>
            <draw:line draw:style-name="gr10" draw:text-style-name="P1" draw:layer="P4" svg:x1="23.5cm" svg:y1="22.401cm" svg:x2="23.5cm" svg:y2="22.801cm">
              <text:p/>
            </draw:line>
            <draw:path draw:style-name="gr10" draw:text-style-name="P1" draw:layer="P4" svg:width="0.45cm" svg:height="0.365cm" draw:transform="skewX (0.0102974425867665) rotate (-1.43291531588735) translate (23.8630252793325cm 22.3536243223942cm)" svg:viewBox="0 0 451 366" svg:d="M451 0c-386 2-451 366-451 366">
              <text:p/>
            </draw:path>
          </draw:g>
          <draw:g>
            <draw:line draw:style-name="gr10" draw:text-style-name="P1" draw:layer="P4" svg:x1="24.35cm" svg:y1="22.402cm" svg:x2="24.35cm" svg:y2="22.802cm">
              <text:p/>
            </draw:line>
            <draw:path draw:style-name="gr10" draw:text-style-name="P1" draw:layer="P4" svg:width="0.452cm" svg:height="0.365cm" draw:transform="skewX (-0.00610865238198016) rotate (1.43291531588734) translate (23.9249565268553cm 22.8021114461353cm)" svg:viewBox="0 0 453 366" svg:d="M0 0c387 2 453 366 453 366">
              <text:p/>
            </draw:path>
          </draw:g>
        </draw:g>
        <draw:g>
          <draw:g>
            <draw:line draw:style-name="gr10" draw:text-style-name="P1" draw:layer="P4" svg:x1="15.15cm" svg:y1="22.401cm" svg:x2="15.15cm" svg:y2="22.801cm">
              <text:p/>
            </draw:line>
            <draw:path draw:style-name="gr10" draw:text-style-name="P1" draw:layer="P4" svg:width="0.45cm" svg:height="0.365cm" draw:transform="skewX (0.0102974425867665) rotate (-1.43291531588735) translate (15.5130252793325cm 22.3536243223942cm)" svg:viewBox="0 0 451 366" svg:d="M451 0c-386 2-451 366-451 366">
              <text:p/>
            </draw:path>
          </draw:g>
          <draw:g>
            <draw:line draw:style-name="gr10" draw:text-style-name="P1" draw:layer="P4" svg:x1="16cm" svg:y1="22.402cm" svg:x2="16cm" svg:y2="22.802cm">
              <text:p/>
            </draw:line>
            <draw:path draw:style-name="gr10" draw:text-style-name="P1" draw:layer="P4" svg:width="0.452cm" svg:height="0.365cm" draw:transform="skewX (-0.00610865238198014) rotate (1.43291531588734) translate (15.5749565268553cm 22.8021114461353cm)" svg:viewBox="0 0 453 366" svg:d="M0 0c387 2 453 366 453 366">
              <text:p/>
            </draw:path>
          </draw:g>
        </draw:g>
        <draw:g>
          <draw:g>
            <draw:line draw:style-name="gr10" draw:text-style-name="P1" draw:layer="P4" svg:x1="41.603cm" svg:y1="25.35cm" svg:x2="41.999cm" svg:y2="25.35cm">
              <text:p/>
            </draw:line>
            <draw:path draw:style-name="gr10" draw:text-style-name="P1" draw:layer="P4" svg:width="0.444cm" svg:height="0.28cm" draw:transform="skewX (0.0588175957922089) rotate (3.03408037166694) translate (41.9982393161362cm 25.6749967695372cm)" svg:viewBox="0 0 445 281" svg:d="M0 0c381 2 445 281 445 281">
              <text:p/>
            </draw:path>
          </draw:g>
          <draw:g>
            <draw:line draw:style-name="gr10" draw:text-style-name="P1" draw:layer="P4" svg:x1="41.604cm" svg:y1="26cm" svg:x2="42cm" svg:y2="26cm">
              <text:p/>
            </draw:line>
            <draw:path draw:style-name="gr10" draw:text-style-name="P1" draw:layer="P4" svg:width="0.445cm" svg:height="0.28cm" draw:transform="skewX (-0.0614355896702004) rotate (0.107512281922851) translate (41.5565082379455cm 25.7228440415351cm)" svg:viewBox="0 0 446 281" svg:d="M446 0c-381 2-446 281-446 281">
              <text:p/>
            </draw:path>
          </draw:g>
        </draw:g>
        <draw:g>
          <draw:line draw:style-name="gr10" draw:text-style-name="P1" draw:layer="P4" svg:x1="41.424cm" svg:y1="24.492cm" svg:x2="41.999cm" svg:y2="24.492cm">
            <text:p/>
          </draw:line>
          <draw:path draw:style-name="gr10" draw:text-style-name="P1" draw:layer="P4" svg:width="0.645cm" svg:height="0.436cm" draw:transform="skewX (0.0354301838154849) rotate (3.02483012663137) translate (41.9990447459822cm 24.9990388865495cm)" svg:viewBox="0 0 646 437" svg:d="M0 0c554 2 646 437 646 437">
            <text:p/>
          </draw:path>
        </draw:g>
        <draw:line draw:style-name="gr3" draw:text-style-name="P1" draw:layer="Wall4" svg:x1="42cm" svg:y1="25.3cm" svg:x2="42.556cm" svg:y2="25.3cm">
          <text:p/>
        </draw:line>
        <draw:line draw:style-name="gr3" draw:text-style-name="P1" draw:layer="Wall4" svg:x1="42.556cm" svg:y1="25.3cm" svg:x2="42.556cm" svg:y2="26.1cm">
          <text:p/>
        </draw:line>
        <draw:line draw:style-name="gr3" draw:text-style-name="P1" draw:layer="Wall4" svg:x1="42cm" svg:y1="26.1cm" svg:x2="42.556cm" svg:y2="26.1cm">
          <text:p/>
        </draw:line>
        <draw:line draw:style-name="gr3" draw:text-style-name="P1" draw:layer="Wall4" svg:x1="42.45cm" svg:y1="23.6cm" svg:x2="42.45cm" svg:y2="23.8cm">
          <text:p/>
        </draw:line>
        <draw:line draw:style-name="gr3" draw:text-style-name="P1" draw:layer="Wall4" svg:x1="43.25cm" svg:y1="23.6cm" svg:x2="43.25cm" svg:y2="23.8cm">
          <text:p/>
        </draw:line>
        <draw:line draw:style-name="gr3" draw:text-style-name="P1" draw:layer="Wall4" svg:x1="43.25cm" svg:y1="23.6cm" svg:x2="42.45cm" svg:y2="23.6cm">
          <text:p/>
        </draw:line>
        <draw:g>
          <draw:g>
            <draw:line draw:style-name="gr10" draw:text-style-name="P1" draw:layer="P4" svg:x1="42.5cm" svg:y1="23.4cm" svg:x2="42.5cm" svg:y2="23.599cm">
              <text:p/>
            </draw:line>
            <draw:path draw:style-name="gr10" draw:text-style-name="P1" draw:layer="P4" svg:width="0.222cm" svg:height="0.129cm" draw:transform="skewX (-0.0762708883121522) rotate (-1.47235975698242) translate (42.6281111126315cm 23.3774836171409cm)" svg:viewBox="0 0 223 130" svg:d="M223 0c-192 1-223 130-223 130">
              <text:p/>
            </draw:path>
          </draw:g>
          <draw:g>
            <draw:line draw:style-name="gr10" draw:text-style-name="P1" draw:layer="P4" svg:x1="42.8cm" svg:y1="23.401cm" svg:x2="42.8cm" svg:y2="23.6cm">
              <text:p/>
            </draw:line>
            <draw:path draw:style-name="gr10" draw:text-style-name="P1" draw:layer="P4" svg:width="0.223cm" svg:height="0.129cm" draw:transform="skewX (0.0822050077689329) rotate (1.47235975698242) translate (42.6499846565372cm 23.6000554458385cm)" svg:viewBox="0 0 224 130" svg:d="M0 0c192 1 224 130 224 130">
              <text:p/>
            </draw:path>
          </draw:g>
        </draw:g>
        <draw:g>
          <draw:g>
            <draw:line draw:style-name="gr10" draw:text-style-name="P1" draw:layer="P4" svg:x1="42.9cm" svg:y1="23.4cm" svg:x2="42.9cm" svg:y2="23.599cm">
              <text:p/>
            </draw:line>
            <draw:path draw:style-name="gr10" draw:text-style-name="P1" draw:layer="P4" svg:width="0.222cm" svg:height="0.129cm" draw:transform="skewX (-0.0762708883121522) rotate (-1.47235975698242) translate (43.0281111126315cm 23.3774836171409cm)" svg:viewBox="0 0 223 130" svg:d="M223 0c-192 1-223 130-223 130">
              <text:p/>
            </draw:path>
          </draw:g>
          <draw:g>
            <draw:line draw:style-name="gr10" draw:text-style-name="P1" draw:layer="P4" svg:x1="43.2cm" svg:y1="23.401cm" svg:x2="43.2cm" svg:y2="23.6cm">
              <text:p/>
            </draw:line>
            <draw:path draw:style-name="gr10" draw:text-style-name="P1" draw:layer="P4" svg:width="0.223cm" svg:height="0.129cm" draw:transform="skewX (0.0822050077689329) rotate (1.47235975698242) translate (43.0499846565372cm 23.6000554458385cm)" svg:viewBox="0 0 224 130" svg:d="M0 0c192 1 224 130 224 130">
              <text:p/>
            </draw:path>
          </draw:g>
        </draw:g>
        <draw:polygon draw:style-name="gr11" draw:text-style-name="P4" draw:layer="Z4" svg:width="10.15cm" svg:height="2.1cm" svg:x="14.751cm" svg:y="22.801cm" svg:viewBox="0 0 10151 2101" draw:points="0,1 2,2100 10151,2101 10151,0">
          <text:p/>
        </draw:polygon>
        <draw:polygon draw:style-name="gr12" draw:text-style-name="P5" draw:layer="Z4" svg:width="5.614cm" svg:height="1.544cm" svg:x="29.635cm" svg:y="21.8cm" svg:viewBox="0 0 5615 1545" draw:points="0,1545 5075,1545 5075,501 5615,500 5615,2 0,0">
          <text:p/>
        </draw:polygon>
        <draw:polygon draw:style-name="gr12" draw:text-style-name="P5" draw:layer="Z4" svg:width="2.549cm" svg:height="1.798cm" svg:x="41.9cm" svg:y="31.351cm" svg:viewBox="0 0 2550 1799" draw:points="0,1799 2550,1799 2550,0 0,0">
          <text:p/>
        </draw:polygon>
        <draw:path draw:style-name="gr13" draw:text-style-name="P3" draw:layer="layout" svg:width="3.148cm" svg:height="1.714cm" draw:transform="rotate (-0.0703367688553718) translate (43.0007674861817cm 21.974912545598cm)" svg:viewBox="0 0 3149 1715" svg:d="M0 25c2989-268 3149 1690 3149 1690">
          <text:p/>
        </draw:path>
        <draw:line draw:style-name="gr14" draw:text-style-name="P3" draw:layer="Z4" svg:x1="38.65cm" svg:y1="21.799cm" svg:x2="35.25cm" svg:y2="21.802cm">
          <text:p/>
        </draw:line>
        <draw:line draw:style-name="gr14" draw:text-style-name="P3" draw:layer="Z4" svg:x1="38.65cm" svg:y1="21.799cm" svg:x2="42.999cm" svg:y2="21.999cm">
          <text:p/>
        </draw:line>
        <draw:line draw:style-name="gr14" draw:text-style-name="P3" draw:layer="Z4" svg:x1="35.25cm" svg:y1="21.802cm" svg:x2="35.25cm" svg:y2="23.345cm">
          <text:p/>
        </draw:line>
        <draw:line draw:style-name="gr14" draw:text-style-name="P3" draw:layer="Z4" svg:x1="35.25cm" svg:y1="23.345cm" svg:x2="38.35cm" svg:y2="23.345cm">
          <text:p/>
        </draw:line>
        <draw:line draw:style-name="gr14" draw:text-style-name="P3" draw:layer="Z4" svg:x1="38.35cm" svg:y1="24.336cm" svg:x2="38.35cm" svg:y2="23.345cm">
          <text:p/>
        </draw:line>
        <draw:line draw:style-name="gr14" draw:text-style-name="P3" draw:layer="Z4" svg:x1="38.35cm" svg:y1="24.336cm" svg:x2="39.2cm" svg:y2="24.336cm">
          <text:p/>
        </draw:line>
        <draw:line draw:style-name="gr14" draw:text-style-name="P3" draw:layer="Z4" svg:x1="39.2cm" svg:y1="25.149cm" svg:x2="39.2cm" svg:y2="24.334cm">
          <text:p/>
        </draw:line>
        <draw:line draw:style-name="gr14" draw:text-style-name="P3" draw:layer="Z4" svg:x1="39.2cm" svg:y1="25.15cm" svg:x2="42cm" svg:y2="25.15cm">
          <text:p/>
        </draw:line>
        <draw:line draw:style-name="gr14" draw:text-style-name="P3" draw:layer="Z4" svg:x1="42cm" svg:y1="25.3cm" svg:x2="42cm" svg:y2="25.15cm">
          <text:p/>
        </draw:line>
        <draw:line draw:style-name="gr14" draw:text-style-name="P3" draw:layer="Z4" svg:x1="42cm" svg:y1="25.3cm" svg:x2="42.556cm" svg:y2="25.3cm">
          <text:p/>
        </draw:line>
        <draw:line draw:style-name="gr14" draw:text-style-name="P3" draw:layer="Z4" svg:x1="42.556cm" svg:y1="26.1cm" svg:x2="42.556cm" svg:y2="25.3cm">
          <text:p/>
        </draw:line>
        <draw:line draw:style-name="gr14" draw:text-style-name="P3" draw:layer="Z4" svg:x1="42cm" svg:y1="26.1cm" svg:x2="42.556cm" svg:y2="26.1cm">
          <text:p/>
        </draw:line>
        <draw:line draw:style-name="gr14" draw:text-style-name="P3" draw:layer="Z4" svg:x1="42cm" svg:y1="27.75cm" svg:x2="42cm" svg:y2="26.1cm">
          <text:p/>
        </draw:line>
        <draw:line draw:style-name="gr14" draw:text-style-name="P3" draw:layer="Z4" svg:x1="42cm" svg:y1="27.75cm" svg:x2="45.6cm" svg:y2="27.75cm">
          <text:p/>
        </draw:line>
        <draw:line draw:style-name="gr14" draw:text-style-name="P3" draw:layer="Z4" svg:x1="45.6cm" svg:y1="27.75cm" svg:x2="46.021cm" svg:y2="23.9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4"/>
      <draw:layer draw:name="D4"/>
      <draw:layer draw:name="P4"/>
      <draw:layer draw:name="Z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2-16T15:59:45.667000000</dc:date>
    <meta:editing-duration>P1DT9H19M26S</meta:editing-duration>
    <meta:editing-cycles>254</meta:editing-cycles>
    <meta:generator>LibreOffice/5.2.3.3$Windows_x86 LibreOffice_project/d54a8868f08a7b39642414cf2c8ef2f228f780cf</meta:generator>
    <meta:document-statistic meta:object-count="504"/>
  </office:meta>
</office:document-meta>
</file>